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apple-system" svg:font-family="apple-system, BlinkMacSystemFont, 'Segoe UI', Helvetica, Arial, sans-serif, 'Apple Color Emoji', 'Segoe UI Emoji', 'Segoe UI Symbol'"/>
    <style:font-face style:name="basicLatin" svg:font-family="basicLatin, MOEDICT, FiraSansOT, sans-serif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5pt" fo:letter-spacing="normal" officeooo:paragraph-rsid="00014e12" style:font-size-asian="15pt" style:font-size-complex="15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17829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6ed4a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8594a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c9a49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e62ca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f692b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3049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32d78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c9bf5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style:font-name-asian="apple-system" style:font-size-asian="15pt" style:font-style-asian="normal" style:font-weight-asian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style:font-name="文泉驛微米黑" fo:letter-spacing="normal" style:font-name-asian="文泉驛微米黑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size="8pt" style:font-name-asian="WenQuanYi Micro Hei" style:font-size-asian="8pt" style:font-style-asian="normal" style:font-weight-asian="normal" style:font-size-complex="8pt"/>
    </style:style>
    <style:style style:name="T2" style:family="text">
      <style:text-properties style:font-name="WenQuanYi Micro Hei" fo:font-size="15pt" fo:font-style="normal" fo:font-weight="normal"/>
    </style:style>
    <style:style style:name="T3" style:family="text">
      <style:text-properties style:font-name="WenQuanYi Micro Hei" fo:font-size="15pt" fo:font-style="normal" fo:font-weight="normal" style:font-size-asian="15pt" style:font-size-complex="15pt"/>
    </style:style>
    <style:style style:name="T4" style:family="text">
      <style:text-properties style:font-name="WenQuanYi Micro Hei" fo:font-size="15pt" fo:font-style="normal" fo:font-weight="normal" officeooo:rsid="00087481" style:font-size-asian="15pt" style:font-size-complex="15pt"/>
    </style:style>
    <style:style style:name="T5" style:family="text">
      <style:text-properties style:font-name="WenQuanYi Micro Hei" fo:font-size="15pt" fo:font-style="normal" fo:font-weight="normal" style:font-size-asian="15pt" style:font-weight-asian="normal" style:font-size-complex="15pt" style:font-weight-complex="normal"/>
    </style:style>
    <style:style style:name="T6" style:family="text">
      <style:text-properties style:font-name="WenQuanYi Micro Hei" fo:font-size="15pt" fo:font-style="normal" fo:font-weight="normal" officeooo:rsid="0008594a" style:font-name-asian="文泉驛等寬微米黑" style:font-size-asian="15pt" style:font-weight-asian="normal" style:font-size-complex="15pt" style:font-weight-complex="normal"/>
    </style:style>
    <style:style style:name="T7" style:family="text">
      <style:text-properties style:font-name="WenQuanYi Micro Hei" fo:font-size="15pt" fo:font-style="normal" fo:font-weight="normal" officeooo:rsid="0006ed4a" style:font-name-asian="文泉驛等寬微米黑" style:font-size-asian="15pt" style:font-size-complex="15pt"/>
    </style:style>
    <style:style style:name="T8" style:family="text">
      <style:text-properties style:font-name="WenQuanYi Micro Hei" fo:font-size="15pt" fo:font-style="normal" fo:font-weight="normal" officeooo:rsid="0013049f"/>
    </style:style>
    <style:style style:name="T9" style:family="text">
      <style:text-properties style:font-name="WenQuanYi Micro Hei" fo:font-size="15pt" fo:font-style="normal" fo:font-weight="normal" officeooo:rsid="0013049f" style:font-name-asian="文泉驛等寬微米黑"/>
    </style:style>
    <style:style style:name="T10" style:family="text">
      <style:text-properties style:font-name="WenQuanYi Micro Hei" fo:font-size="15pt" fo:font-style="normal" fo:font-weight="normal" officeooo:rsid="0013049f" style:font-name-asian="文泉驛等寬微米黑" style:font-size-asian="15pt" style:font-size-complex="15pt"/>
    </style:style>
    <style:style style:name="T11" style:family="text">
      <style:text-properties style:font-name="WenQuanYi Micro Hei" fo:font-size="10pt" fo:font-style="normal" fo:font-weight="normal"/>
    </style:style>
    <style:style style:name="T12" style:family="text">
      <style:text-properties style:font-name-asian="WenQuanYi Micro Hei" style:font-size-asian="15pt" style:font-style-asian="normal" style:font-weight-asian="normal"/>
    </style:style>
    <style:style style:name="T13" style:family="text">
      <style:text-properties officeooo:rsid="000c9a49" style:font-name-asian="WenQuanYi Micro Hei" style:font-size-asian="15pt" style:font-style-asian="normal" style:font-weight-asian="normal"/>
    </style:style>
    <style:style style:name="T14" style:family="text">
      <style:text-properties officeooo:rsid="000e62ca" style:font-name-asian="WenQuanYi Micro Hei" style:font-size-asian="15pt" style:font-style-asian="normal" style:font-weight-asian="normal"/>
    </style:style>
    <style:style style:name="T15" style:family="text">
      <style:text-properties officeooo:rsid="000f692b" style:font-name-asian="WenQuanYi Micro Hei" style:font-size-asian="15pt" style:font-style-asian="normal" style:font-weight-asian="normal"/>
    </style:style>
    <style:style style:name="T16" style:family="text">
      <style:text-properties officeooo:rsid="00132d78" style:font-name-asian="WenQuanYi Micro Hei" style:font-size-asian="15pt" style:font-style-asian="normal" style:font-weight-asian="normal"/>
    </style:style>
    <style:style style:name="T17" style:family="text">
      <style:text-properties style:font-name-asian="WenQuanYi Micro Hei" style:font-size-asian="10pt" style:font-style-asian="normal" style:font-weight-asian="normal"/>
    </style:style>
    <style:style style:name="T18" style:family="text">
      <style:text-properties fo:color="#24292e" style:font-name="WenQuanYi Micro Hei" fo:font-size="15pt" fo:font-style="normal" fo:font-weight="normal" style:font-name-asian="apple-system" style:font-style-asian="normal" style:font-weight-asian="normal"/>
    </style:style>
    <style:style style:name="T19" style:family="text">
      <style:text-properties fo:color="#24292e" style:font-name-asian="WenQuanYi Micro Hei" style:font-size-asian="15pt" style:font-style-asian="normal" style:font-weight-asian="normal"/>
    </style:style>
    <style:style style:name="T20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21" style:family="text">
      <style:text-properties fo:font-variant="normal" fo:text-transform="none" fo:color="#000000" style:font-name="WenQuanYi Micro Hei" fo:font-size="15pt" fo:letter-spacing="normal" fo:font-style="normal" fo:font-weight="normal"/>
    </style:style>
    <style:style style:name="T22" style:family="text">
      <style:text-properties style:font-name-asian="文泉驛等寬微米黑" style:font-size-asian="15pt" style:font-style-asian="normal" style:font-weight-asian="normal"/>
    </style:style>
    <style:style style:name="T23" style:family="text">
      <style:text-properties style:font-name="文泉驛等寬微米黑" fo:font-size="15pt" fo:font-style="normal" fo:font-weight="normal" style:font-name-asian="文泉驛等寬微米黑" style:font-size-asian="15pt" style:font-size-complex="15pt"/>
    </style:style>
    <style:style style:name="T24" style:family="text">
      <style:text-properties style:font-name="文泉驛等寬微米黑" fo:font-size="15pt" fo:font-style="normal" fo:font-weight="normal" officeooo:rsid="00017829" style:font-name-asian="文泉驛等寬微米黑" style:font-size-asian="15pt" style:font-size-complex="15pt"/>
    </style:style>
    <style:style style:name="T25" style:family="text">
      <style:text-properties style:font-name-asian="文泉驛等寬微米黑" style:font-size-asian="15pt" style:font-style-asian="normal" style:font-weight-asian="normal"/>
    </style:style>
    <style:style style:name="T26" style:family="text">
      <style:text-properties officeooo:rsid="000c9a49" style:font-name-asian="文泉驛等寬微米黑" style:font-size-asian="15pt" style:font-style-asian="normal" style:font-weight-asian="normal"/>
    </style:style>
    <style:style style:name="T27" style:family="text">
      <style:text-properties fo:font-size="15pt" style:font-size-asian="15pt" style:font-style-asian="normal" style:font-weight-asian="normal" style:font-size-complex="15pt"/>
    </style:style>
    <style:style style:name="T28" style:family="text">
      <style:text-properties fo:font-size="15pt" style:font-name-asian="文泉驛等寬微米黑" style:font-size-asian="15pt" style:font-style-asian="normal" style:font-weight-asian="normal" style:font-size-complex="15pt"/>
    </style:style>
    <style:style style:name="T29" style:family="text">
      <style:text-properties fo:font-size="15pt" fo:font-style="normal" fo:font-weight="normal" style:font-size-asian="15pt" style:font-size-complex="15pt"/>
    </style:style>
    <style:style style:name="T30" style:family="text">
      <style:text-properties style:font-name="apple-system" fo:font-size="9.30000019073486pt" fo:font-style="normal" fo:font-weight="normal"/>
    </style:style>
    <style:style style:name="T31" style:family="text">
      <style:text-properties style:font-name-asian="apple-system" style:font-size-asian="9.30000019073486pt" style:font-style-asian="normal" style:font-weight-asian="normal"/>
    </style:style>
    <style:style style:name="T32" style:family="text">
      <style:text-properties style:font-name-asian="文泉驛微米黑" style:font-size-asian="15pt" style:font-style-asian="normal" style:font-weight-asian="normal"/>
    </style:style>
    <style:style style:name="T33" style:family="text">
      <style:text-properties style:font-name="文泉驛等寬微米黑" style:font-name-asian="文泉驛等寬微米黑" style:font-size-asian="15pt" style:font-style-asian="normal" style:font-weight-asian="normal"/>
    </style:style>
    <style:style style:name="T34" style:family="text">
      <style:text-properties style:font-name="文泉驛等寬微米黑" style:font-name-asian="文泉驛等寬微米黑" style:font-size-asian="9.30000019073486pt" style:font-style-asian="normal" style:font-weight-asian="normal"/>
    </style:style>
    <style:style style:name="T35" style:family="text">
      <style:text-properties style:font-name="文泉驛等寬微米黑" fo:font-size="9.30000019073486pt" fo:font-style="normal" fo:font-weight="normal" style:font-name-asian="文泉驛等寬微米黑"/>
    </style:style>
    <style:style style:name="T36" style:family="text">
      <style:text-properties style:font-name="文泉驛等寬微米黑" fo:font-size="15pt" style:font-name-asian="文泉驛等寬微米黑" style:font-size-asian="15pt" style:font-style-asian="normal" style:font-weight-asian="normal" style:font-size-complex="15pt"/>
    </style:style>
    <style:style style:name="T37" style:family="text">
      <style:text-properties style:font-name="文泉驛等寬微米黑" fo:font-size="15pt" fo:font-style="normal" fo:font-weight="normal" style:font-name-asian="文泉驛等寬微米黑" style:font-size-asian="15pt" style:font-size-complex="15pt"/>
    </style:style>
    <style:style style:name="T38" style:family="text">
      <style:text-properties style:font-size-asian="1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8">日語外來</text:span><text:span text:style-name="T27">詞 </text:span><text:span text:style-name="T29">Tshuà Tsùn-kia̍t</text:span><text:span text:style-name="T27">（蔡俊傑）</text:span></text:p>
      <text:p text:style-name="P12"/>
      <text:p text:style-name="P2"><text:span text:style-name="T19">彼號</text:span><text:span text:style-name="T18">a-lú-mih</text:span><text:span text:style-name="T19">鼎誠輕</text:span></text:p>
      <text:p text:style-name="P2"><text:span text:style-name="T11">Hit-lō a-lú-mih tiánn tsiânn khin </text:span><text:span text:style-name="T17">【鋁 </text:span><text:span text:style-name="T11">a-lú-mih </text:span><text:span text:style-name="T17">】</text:span></text:p>
      <text:p text:style-name="Text_20_body"/>
      <text:p text:style-name="P2"><text:span text:style-name="T12">這</text:span><text:span text:style-name="T2">kâi a-lú-mih</text:span><text:span text:style-name="T12">仔鼎誠輕</text:span></text:p>
      <text:p text:style-name="P2"><text:span text:style-name="T11">Tsit kâi a-lú-mih-á tiánn tsiânn khin </text:span><text:span text:style-name="T17">【鋁 </text:span><text:span text:style-name="T11">a-lú-mih </text:span><text:span text:style-name="T17">】</text:span></text:p>
      <text:p text:style-name="Text_20_body"/>
      <text:p text:style-name="P2"><text:span text:style-name="T12">便所洗無清氣，</text:span><text:span text:style-name="T2">a-móo-ní-á</text:span><text:span text:style-name="T12">味會足重的喔。</text:span></text:p>
      <text:p text:style-name="P2"><text:span text:style-name="T11">Piān-sóo sé bô tshing-khì, a-móo-ní-á bī ē tsiok tāng ê ooh. </text:span><text:span text:style-name="T17">【阿摩尼亞 </text:span><text:span text:style-name="T11">a-móo-ní-á </text:span><text:span text:style-name="T17">】</text:span></text:p>
      <text:p text:style-name="Text_20_body"/>
      <text:p text:style-name="P2"><text:span text:style-name="T2">A-ní-khih</text:span><text:span text:style-name="T12">，你按呢講真有咱查埔人的氣口呢。</text:span></text:p>
      <text:p text:style-name="P2"><text:span text:style-name="T11">A-ní-khih, lí án-ne kóng tsin ū lán tsa-poo-lâng ê khuì-kháu--neh. </text:span><text:span text:style-name="T17">【老兄 </text:span><text:span text:style-name="T11">a-ní-khih </text:span><text:span text:style-name="T17">】</text:span></text:p>
      <text:p text:style-name="Text_20_body"/>
      <text:p text:style-name="P2"><text:span text:style-name="T12">頭殼疼會當食一粒</text:span><text:span text:style-name="T2">a-sír-phí-lín</text:span><text:span text:style-name="T12">，看會較好無。</text:span></text:p>
      <text:p text:style-name="P2"><text:span text:style-name="T11">Thâu-khak-thiànn ē-tàng tsia̍h tsi̍t lia̍p a-sír-phí-lín, khuànn ē khah hó--bô. </text:span><text:span text:style-name="T17">【阿斯匹林 </text:span><text:span text:style-name="T11">a-sír-phí-lín </text:span><text:span text:style-name="T17">】</text:span></text:p>
      <text:p text:style-name="Text_20_body"/>
      <text:p text:style-name="P2"><text:span text:style-name="T12">咱來去淡水食</text:span><text:span text:style-name="T2">á-geh</text:span><text:span text:style-name="T12">。</text:span></text:p>
      <text:p text:style-name="P2"><text:span text:style-name="T11">Lán lâi-khì Tām-tsuí tsia̍h á-geh. </text:span><text:span text:style-name="T17">【阿給 </text:span><text:span text:style-name="T11">á-geh </text:span><text:span text:style-name="T17">】</text:span></text:p>
      <text:p text:style-name="Text_20_body"/>
      <text:p text:style-name="P2"><text:span text:style-name="T12">你會當去市仔買一寡</text:span><text:span text:style-name="T2">á-geh</text:span><text:span text:style-name="T12">轉來，暗時摻</text:span><text:span text:style-name="T2">mi-só</text:span><text:span text:style-name="T12">煮。</text:span></text:p>
      <text:p text:style-name="P2"><text:span text:style-name="T11">Lí ē-tàng khì tshī-á bé tsi̍t-kuá á-geh tńg--lâi, àm-sî tsham mi-só tsú. </text:span><text:span text:style-name="T17">【油豆腐 </text:span><text:span text:style-name="T11">á-geh </text:span><text:span text:style-name="T17">】</text:span></text:p>
      <text:p text:style-name="Text_20_body"/>
      <text:p text:style-name="P2"><text:span text:style-name="T12">等一下舅公欲來，你愛出來共人</text:span><text:span text:style-name="T2">a̋i-sat-tsuh</text:span><text:span text:style-name="T12">喔。</text:span></text:p>
      <text:p text:style-name="P2"><text:span text:style-name="T11">Tán--tsi̍t-ē kū-kong beh lâi, lí ài tshut-lâi kā lâng a̋i-sat-tsuh--ooh. </text:span><text:span text:style-name="T17">【打招呼 </text:span><text:span text:style-name="T11">a̋i-sat-tsuh </text:span><text:span text:style-name="T17">】</text:span></text:p>
      <text:p text:style-name="Text_20_body"/>
      <text:p text:style-name="P2"><text:span text:style-name="T12">這馬熱人到矣，</text:span><text:span text:style-name="T2">ái-si̍rh-khu-lín-mù</text:span><text:span text:style-name="T12">的銷路蓋好。</text:span></text:p>
      <text:p text:style-name="P2"><text:span text:style-name="T11">Tsit-má juā--lâng kàu--ah, ái-si̍rh-khu-lín-mù ê siau-lōo kài hó. </text:span><text:span text:style-name="T17">【冰淇淋 </text:span><text:span text:style-name="T11">ái-si̍rh-khu-lín-mù </text:span><text:span text:style-name="T17">】</text:span></text:p>
      <text:p text:style-name="Text_20_body"/>
      <text:p text:style-name="P2"><text:soft-page-break/><text:span text:style-name="T12">等一下人客會愈來愈濟，你鬥共人</text:span><text:span text:style-name="T2">àn-nāi</text:span><text:span text:style-name="T12">一下。</text:span></text:p>
      <text:p text:style-name="P2"><text:span text:style-name="T11">Tán--tsi̍t-ē lâng-kheh ē lú lâi lú tsuē, lí tàu kā lâng àn-nāi--tsi̍t-ē. </text:span><text:span text:style-name="T17">【招待 </text:span><text:span text:style-name="T11">àn-nāi </text:span><text:span text:style-name="T17">】</text:span></text:p>
      <text:p text:style-name="Text_20_body"/>
      <text:p text:style-name="P2"><text:span text:style-name="T12">今仔日的訂婚桌乎，敢會使請你替我共一寡同窗</text:span><text:span text:style-name="T2">àn-nāi</text:span><text:span text:style-name="T12">去</text:span><text:span text:style-name="T2">in</text:span><text:span text:style-name="T12">的位仔無？</text:span></text:p>
      <text:p text:style-name="P2"><text:span text:style-name="T11">Kin-á-ji̍t ê tīng-hun toh--honnh, kám ē-sái tshiánn lí thè guá kā tsi̍t-kuá tông-tshong àn-nāi khì in ê uī-á--bô? </text:span><text:span text:style-name="T17">【引導 </text:span><text:span text:style-name="T11">àn-nāi </text:span><text:span text:style-name="T17">】</text:span></text:p>
      <text:p text:style-name="Text_20_body"/>
      <text:p text:style-name="P2"><text:span text:style-name="T12">喔，你雖然是查某囡仔，但是做代誌足</text:span><text:span text:style-name="T2">a̍t-sá-lih</text:span><text:span text:style-name="T12">的。</text:span></text:p>
      <text:p text:style-name="P2"><text:span text:style-name="T11">Ooh, lí sui-jiân sī tsa-bóo-gín-á, tān-sī tsò tāi-tsì tsiok a̍t-sá-lih--ê. </text:span><text:span text:style-name="T17">【乾脆 </text:span><text:span text:style-name="T11">a̍t-sá-lih </text:span><text:span text:style-name="T17">】</text:span></text:p>
      <text:p text:style-name="Text_20_body"/>
      <text:p text:style-name="P2"><text:span text:style-name="T12">你毋知影彼个查某囡仔的個性，按呢逐一定會</text:span><text:span text:style-name="T2">àu-tsuh</text:span><text:span text:style-name="T12">的。</text:span></text:p>
      <text:p text:style-name="P2"><text:span text:style-name="T11">Lí m̄ tsai-iánn hit ê tsa-bóo-gín-á ê kò-sìng, án-ne jiok it-tīng ē àu-tsuh--ê. </text:span><text:span text:style-name="T17">【出局 </text:span><text:span text:style-name="T11">àu-tsuh </text:span><text:span text:style-name="T17">】</text:span></text:p>
      <text:p text:style-name="Text_20_body"/>
      <text:p text:style-name="P2"><text:span text:style-name="T12">鐵釘仔釘歪去矣，你著愛攑</text:span><text:span text:style-name="T2">bá-luh</text:span><text:span text:style-name="T12">來共撬</text:span><text:span text:style-name="T2">hoo</text:span><text:span text:style-name="T12">開。</text:span></text:p>
      <text:p text:style-name="P2"><text:span text:style-name="T11">Thih-ting-á tìng uai--khì--ah, lí tio̍h ài gia̍h bá-luh lâi kā kiāu hoo khui. </text:span><text:span text:style-name="T17">【拔釘器 </text:span><text:span text:style-name="T11">bá-luh </text:span><text:span text:style-name="T17">】</text:span></text:p>
      <text:p text:style-name="Text_20_body"/>
      <text:p text:style-name="P6"><text:span text:style-name="T12">咱這馬欲來去</text:span><text:span text:style-name="T22">水尾</text:span><text:span text:style-name="T26">𨑨</text:span><text:span text:style-name="T13">迌</text:span><text:span text:style-name="T12">，會當坐</text:span><text:span text:style-name="T2">bá-suh</text:span><text:span text:style-name="T12">去。</text:span></text:p>
      <text:p text:style-name="P2"><text:span text:style-name="T11">Lán tsit-má beh lâi-khì Tsuí-bué thit-thô, ē-tàng tsē bá-suh khì. </text:span><text:span text:style-name="T17">【巴士 </text:span><text:span text:style-name="T11">bá-suh </text:span><text:span text:style-name="T17">】</text:span></text:p>
      <text:p text:style-name="Text_20_body"/>
      <text:p text:style-name="P2"><text:span text:style-name="T12">咱二十幾个人，會當租一台</text:span><text:span text:style-name="T2">bá-suh</text:span><text:span text:style-name="T12">去遐。</text:span></text:p>
      <text:p text:style-name="P2"><text:span text:style-name="T11">Lán jī-tsa̍p-kuí ê lâng, ē-tàng tsoo tsi̍t tâi bá-suh khì hia. </text:span><text:span text:style-name="T17">【公共汽車 </text:span><text:span text:style-name="T11">bá-suh </text:span><text:span text:style-name="T17">】</text:span></text:p>
      <text:p text:style-name="Text_20_body"/>
      <text:p text:style-name="P3"><text:span text:style-name="T12">你定定用</text:span><text:span text:style-name="T2">bá-ta</text:span><text:span text:style-name="T3">h</text:span><text:span text:style-name="T24">𩛩</text:span><text:span text:style-name="T23">s</text:span><text:span text:style-name="T3">io̍</text:span><text:span text:style-name="T2">k-pháng</text:span><text:span text:style-name="T12">來食，會肥朒朒。</text:span></text:p>
      <text:p text:style-name="P2"><text:span text:style-name="T11">Lí tiānn-tiānn iōng bá-tah kauh sio̍k-pháng lâi tsia̍h, ē puî-tsut-tsut. </text:span><text:span text:style-name="T17">【奶油 </text:span><text:span text:style-name="T11">bá-tah </text:span><text:span text:style-name="T17">】</text:span></text:p>
      <text:p text:style-name="Text_20_body"/>
      <text:p text:style-name="P2"><text:span text:style-name="T12">你會當用</text:span><text:span text:style-name="T2">bai-óo-lín</text:span><text:span text:style-name="T12">演奏一首來予逐家欣賞無？</text:span></text:p>
      <text:p text:style-name="P2"><text:span text:style-name="T11">Lí ē-tàng iōng bai-óo-lín ián-tsàu tsi̍t siú lâi hōo ta̍k-ke him-sióng--bô? </text:span><text:span text:style-name="T17">【小提琴 </text:span><text:span text:style-name="T11">bai-óo-lín </text:span><text:span text:style-name="T17">】</text:span></text:p>
      <text:p text:style-name="Text_20_body"/>
      <text:p text:style-name="Text_20_body"/>
      <text:p text:style-name="P2"><text:soft-page-break/><text:span text:style-name="T12">彼水果外口菇生遐爾長乎，</text:span><text:span text:style-name="T2">ba̋i-khín</text:span><text:span text:style-name="T12">足濟，毋好閣食矣，愛擲掉</text:span></text:p>
      <text:p text:style-name="P2"><text:span text:style-name="T11">He tsuí-kó guā-kháu koo senn hiah-nī tn̂g--honnh, ba̋i-khín tsiok tsē, m̄ hó koh tsia̍h--ah, ài tàn-tiāu </text:span><text:span text:style-name="T17">【黴菌 </text:span><text:span text:style-name="T11">ba̋i-khín </text:span><text:span text:style-name="T17">】</text:span></text:p>
      <text:p text:style-name="Text_20_body"/>
      <text:p text:style-name="P2"><text:span text:style-name="T12">彼果子外口菇生遐爾長乎，</text:span><text:span text:style-name="T2">ba̋i-khún</text:span><text:span text:style-name="T12">足濟的。愛擲掉，毋通閣食矣。</text:span></text:p>
      <text:p text:style-name="P2"><text:span text:style-name="T11">He kué-tsí guā-kháu koo senn hiah-nī tn̂g--honnh, ba̋i-khún tsiok tsē--ê. Ài tàn-tiāu, m̄ thang koh tsia̍h--ah. </text:span><text:span text:style-name="T17">【黴菌 </text:span><text:span text:style-name="T11">ba̋i-khún </text:span><text:span text:style-name="T17">】</text:span></text:p>
      <text:p text:style-name="Text_20_body"/>
      <text:p text:style-name="P2"><text:span text:style-name="T12">你拍咳啾愛用手去掩咧喔，若無</text:span><text:span text:style-name="T2">ba̋i-khín</text:span><text:span text:style-name="T12">會四界飛</text:span></text:p>
      <text:p text:style-name="P2"><text:span text:style-name="T11">Lí phah-ka-tshiùnn ài īng tshiú khì am--leh--ooh, nā-bô ba̋i-khín ē sì-kè pue </text:span><text:span text:style-name="T17">【細菌 </text:span><text:span text:style-name="T11">ba̋i-khín </text:span><text:span text:style-name="T17">】</text:span></text:p>
      <text:p text:style-name="Text_20_body"/>
      <text:p text:style-name="P2"><text:span text:style-name="T12">你拍咳啾愛掩咧喔，若無掩牢，</text:span><text:span text:style-name="T2">ba̋i-khún</text:span><text:span text:style-name="T12">會四界飛</text:span></text:p>
      <text:p text:style-name="P2"><text:span text:style-name="T11">Lí phah-ka-tshiùnn ài am--leh--ooh, nā-bô am-tiâu, ba̋i-khún ē sì-kè pue </text:span><text:span text:style-name="T17">【細菌 </text:span><text:span text:style-name="T11">ba̋i-khún </text:span><text:span text:style-name="T17">】</text:span></text:p>
      <text:p text:style-name="Text_20_body"/>
      <text:p text:style-name="P2"><text:span text:style-name="T12">你車</text:span><text:span text:style-name="T2">bak-kuh</text:span><text:span text:style-name="T12">愛注意後壁有人無。</text:span></text:p>
      <text:p text:style-name="P2"><text:span text:style-name="T11">Lí tshia bak-kuh ài tsù-ì āu-piah ū lâng--bô. </text:span><text:span text:style-name="T17">【倒車 </text:span><text:span text:style-name="T11">bak-kuh </text:span><text:span text:style-name="T17">】</text:span></text:p>
      <text:p text:style-name="Text_20_body"/>
      <text:p text:style-name="P2"><text:span text:style-name="T12">這，出車禍了後，車的</text:span><text:span text:style-name="T2">bàn-bà</text:span><text:span text:style-name="T12">歪去矣……</text:span></text:p>
      <text:p text:style-name="P2"><text:span text:style-name="T11">Tse, tshut tshia-hō liáu-āu, tshia ê bàn-bà uai--khì--ah... </text:span><text:span text:style-name="T17">【保險桿 </text:span><text:span text:style-name="T11">bàn-bà </text:span><text:span text:style-name="T17">】</text:span></text:p>
      <text:p text:style-name="Text_20_body"/>
      <text:p text:style-name="P2"><text:span text:style-name="T12">電視的</text:span><text:span text:style-name="T2">báng-gà</text:span><text:span text:style-name="T12">欲開始矣，緊開電視。</text:span></text:p>
      <text:p text:style-name="P2"><text:span text:style-name="T11">Tiān-sī ê báng gà beh khai-sí--ah, kín khui tiān-sī. </text:span><text:span text:style-name="T17">【動畫片 </text:span><text:span text:style-name="T11">báng-gà </text:span><text:span text:style-name="T17">】</text:span></text:p>
      <text:p text:style-name="Text_20_body"/>
      <text:p text:style-name="P2"><text:span text:style-name="T12">鄭問的</text:span><text:span text:style-name="T2">báng-gà</text:span><text:span text:style-name="T12">足有藝術價值的，歡迎逐家來故宮欣賞。</text:span></text:p>
      <text:p text:style-name="P2"><text:span text:style-name="T11">Tēnn-mn̄g ê báng-gà tsiok ū gē-su̍t kè-ta̍t--ê, huan-gîng ta̍k-ke lâi Kòo-kiong him-sióng. </text:span><text:span text:style-name="T17">【漫畫 </text:span><text:span text:style-name="T11">báng-gà </text:span><text:span text:style-name="T17">】</text:span></text:p>
      <text:p text:style-name="Text_20_body"/>
      <text:p text:style-name="P2"><text:span text:style-name="T12">彼電動車乎走袂振動，應該是無電矣。愛共</text:span><text:span text:style-name="T2">ba̍t-té-lih</text:span><text:span text:style-name="T12">提出來充電一下。</text:span></text:p>
      <text:p text:style-name="P2"><text:span text:style-name="T11">He tiān-tōng-tshia--honnh tsáu bē tín-tāng, ing-kai sī bô-tiān--ah. Ài kā ba̍t-té-lih the̍h tshut-lâi tshiong-tiān--tsi̍t-ē. </text:span><text:span text:style-name="T17">【蓄電池 </text:span><text:span text:style-name="T11">ba̍t-té-lih </text:span><text:span text:style-name="T17">】</text:span></text:p>
      <text:p text:style-name="Text_20_body"/>
      <text:p text:style-name="P2"><text:soft-page-break/><text:span text:style-name="T12">彼台電動車走袂振動，恐</text:span><text:span text:style-name="T2">kia̋nn</text:span><text:span text:style-name="T12">是無電矣。愛共伊的</text:span><text:span text:style-name="T2">ba̍t-té-luh</text:span><text:span text:style-name="T12">挈出來充電一下。</text:span></text:p>
      <text:p text:style-name="P2"><text:span text:style-name="T11">He tai5 tiān-tōng-tshia tsáu bē tín-tāng, khióng-kia̋nn sī bô-tiān--ah. Ài kā i ē ba̍t-té-luh khe̍h tshut-lâi tshiong-tiān--tsi̍t-ē. </text:span><text:span text:style-name="T17">【蓄電池 </text:span><text:span text:style-name="T11">ba̍t-té-luh </text:span><text:span text:style-name="T17">】</text:span></text:p>
      <text:p text:style-name="Text_20_body"/>
      <text:p text:style-name="P2"><text:span text:style-name="T12">遐有一堆人竟然咧提</text:span><text:span text:style-name="T2">bat-tah</text:span><text:span text:style-name="T12">四界舞。</text:span></text:p>
      <text:p text:style-name="P2"><text:span text:style-name="T11">Hiâ ū tsi̍t tui lâng kìng-jiân leh the̍h bat-tah sì-kè bú. </text:span><text:span text:style-name="T17">【球棒 </text:span><text:span text:style-name="T11">bat-tah </text:span><text:span text:style-name="T17">】</text:span></text:p>
      <text:p text:style-name="Text_20_body"/>
      <text:p text:style-name="P2"><text:span text:style-name="T12">這馬的人攏食外口較濟，所以蓋濟</text:span><text:span text:style-name="T2">bi-tá-bín</text:span><text:span text:style-name="T12">攏有欠。</text:span></text:p>
      <text:p text:style-name="P2"><text:span text:style-name="T11">Tsit-má ê lâng lóng tsia̍h guā-kháu khah tsē, sóo-í kài tsē bi-tá-bín lóng ū khiàm. </text:span><text:span text:style-name="T17">【維他命 </text:span><text:span text:style-name="T11">bi-tá-bín </text:span><text:span text:style-name="T17">】</text:span></text:p>
      <text:p text:style-name="Text_20_body"/>
      <text:p text:style-name="P2"><text:span text:style-name="T12">熱人乎，就是來一杯冰涼的</text:span><text:span text:style-name="T2">bì-lù</text:span><text:span text:style-name="T12">，予心涼脾土開。</text:span></text:p>
      <text:p text:style-name="P2"><text:span text:style-name="T11">Juā--lâng--honnh, tō sī lâi tsi̍t pue ping-liâng ê bì-lù, hōo sim liâng pî-thóo khui. </text:span><text:span text:style-name="T17">【啤酒 </text:span><text:span text:style-name="T11">bì-lù </text:span><text:span text:style-name="T17">】</text:span></text:p>
      <text:p text:style-name="Text_20_body"/>
      <text:p text:style-name="P2"><text:span text:style-name="T2">Tsâng</text:span><text:span text:style-name="T12">看的彼場</text:span><text:span text:style-name="T2">bo̍k-sìn-gù</text:span><text:span text:style-name="T12">，才拄開始無偌久就共對手</text:span><text:span text:style-name="T2">KO</text:span><text:span text:style-name="T12">去矣。</text:span></text:p>
      <text:p text:style-name="P2"><text:span text:style-name="T11">Tsâng khuànn--ê hit tiûnn bo̍k-sìn-gù, tsiah tú khai-sí bô-guā-kú tō kā tuì-tshiú KO--khì--ah. </text:span><text:span text:style-name="T17">【拳擊 </text:span><text:span text:style-name="T11">bo̍k-sìn-gù </text:span><text:span text:style-name="T17">】</text:span></text:p>
      <text:p text:style-name="Text_20_body"/>
      <text:p text:style-name="P2"><text:span text:style-name="T12">有影真奇怪，彼號投手今仔日哪會一直投</text:span><text:span text:style-name="T2">bòo-lù</text:span><text:span text:style-name="T12">。</text:span></text:p>
      <text:p text:style-name="P2"><text:span text:style-name="T11">Ū-iánn tsin kî-kuài, hit-lō tâu-tshiú kin-á-ji̍t ná ē it-ti̍t tâu bòo-lù. </text:span><text:span text:style-name="T17">【壞球 </text:span><text:span text:style-name="T11">bòo-lù </text:span><text:span text:style-name="T17">】</text:span></text:p>
      <text:p text:style-name="Text_20_body"/>
      <text:p text:style-name="P2"><text:span text:style-name="T12">這馬一寡予少女穿的</text:span><text:span text:style-name="T2">bu-là-jià</text:span><text:span text:style-name="T12">攏有車</text:span><text:span text:style-name="T2">lè-sù</text:span><text:span text:style-name="T12">。</text:span></text:p>
      <text:p text:style-name="P2"><text:span text:style-name="T11">Tsit-má tsi̍t-kuá hōo siàu-lú tshīng--ê bu-là-jià lóng ū tshia lè-sù. </text:span><text:span text:style-name="T17">【胸罩 </text:span><text:span text:style-name="T11">bu-là-jià </text:span><text:span text:style-name="T17">】</text:span></text:p>
      <text:p text:style-name="Text_20_body"/>
      <text:p text:style-name="P2"><text:span text:style-name="T12">你看你規身軀去予油噴甲按呢，你若欲糋物件你著先穿</text:span><text:span text:style-name="T2">e-pú-lóng</text:span><text:span text:style-name="T12">。</text:span></text:p>
      <text:p text:style-name="P2"><text:span text:style-name="T11">Lí khuànn lí kui-sing-khu khì hōo iû phùn kah án-ne, lí nā beh tsìnn mi̍h-kiānn lí tio̍h sing tshīng e-pú-lóng. </text:span><text:span text:style-name="T17">【圍裙 </text:span><text:span text:style-name="T11">e-pú-lóng </text:span><text:span text:style-name="T17">】</text:span></text:p>
      <text:p text:style-name="Text_20_body"/>
      <text:p text:style-name="P2"><text:span text:style-name="T12">你先穿</text:span><text:span text:style-name="T2">e-pú-lóng</text:span><text:span text:style-name="T12">才閣糋番薯，才毋驚予油噴甲規身軀攏是。</text:span></text:p>
      <text:p text:style-name="P2"><text:span text:style-name="T11">Lí sing tshīng e-pú-lóng tsiah koh tsìnn han-tsî, tsiah m̄-kiann hōo iû phùn kah kui-sing-khu lóng sī. </text:span><text:span text:style-name="T17">【圍裙 </text:span><text:span text:style-name="T11">e-pú-lóng </text:span><text:span text:style-name="T17">】</text:span></text:p>
      <text:p text:style-name="P14"><text:soft-page-break/><text:span text:style-name="T20">緊來共我鬥看覓這台</text:span><text:span text:style-name="T21">oo-tóo-bái</text:span><text:span text:style-name="T20">是毋是有啥問題，</text:span><text:span text:style-name="T21">ga-sóo-lín</text:span><text:span text:style-name="T20">的味真重呢。</text:span></text:p>
      <text:p text:style-name="P2"><text:span text:style-name="T11">Kín lâi kā guá tàu khuànn-māi tsit tâi oo-tóo-bái sī m̄ sī ū siánn būn-tê, ga-sóo-lín ê bī tsin tāng--neh. </text:span><text:span text:style-name="T17">【汽油 </text:span><text:span text:style-name="T11">ga-sóo-lín </text:span><text:span text:style-name="T17">】</text:span></text:p>
      <text:p text:style-name="Text_20_body"/>
      <text:p text:style-name="P2"><text:span text:style-name="T12">夭壽喔，後個月</text:span><text:span text:style-name="T2">gá-suh</text:span><text:span text:style-name="T12">閣欲起價矣。</text:span></text:p>
      <text:p text:style-name="P2"><text:span text:style-name="T11">Iáu-siū--ooh, āu kòo gue̍h gá-suh koh beh khí-kè--ah. </text:span><text:span text:style-name="T17">【瓦斯 </text:span><text:span text:style-name="T11">gá-suh </text:span><text:span text:style-name="T17">】</text:span></text:p>
      <text:p text:style-name="Text_20_body"/>
      <text:p text:style-name="P2"><text:span text:style-name="T12">你彼號</text:span><text:span text:style-name="T2">gá-suh</text:span><text:span text:style-name="T12">是毋是無關？有</text:span><text:span text:style-name="T2">gá-suh</text:span><text:span text:style-name="T12">味走出來。</text:span></text:p>
      <text:p text:style-name="P2"><text:span text:style-name="T11">Lí hit-hō gá-suh sī m̄ sī bô kuainn? Ū gá-suh bī tsáu--tshut-lâi. </text:span><text:span text:style-name="T17">【瓦斯 </text:span><text:span text:style-name="T11">gá-suh </text:span><text:span text:style-name="T17">】</text:span></text:p>
      <text:p text:style-name="Text_20_body"/>
      <text:p text:style-name="P2"><text:span text:style-name="T12">到今嘛是足濟少年人會彈</text:span><text:span text:style-name="T2">gì-tà</text:span><text:span text:style-name="T12">去逐查某囡仔。</text:span></text:p>
      <text:p text:style-name="P2"><text:span text:style-name="T11">Kàu-tann mā-sī tsiok tsē siàu-liân-lâng ē tuânn gì-tà khì jiok tsa-bóo-gín-á. </text:span><text:span text:style-name="T17">【吉他 </text:span><text:span text:style-name="T11">gì-tà </text:span><text:span text:style-name="T17">】</text:span></text:p>
      <text:p text:style-name="Text_20_body"/>
      <text:p text:style-name="P2"><text:span text:style-name="T12">咱來</text:span><text:span text:style-name="T2">giāng</text:span><text:span text:style-name="T12">看啥先出來比賽。</text:span></text:p>
      <text:p text:style-name="P2"><text:span text:style-name="T11">Lán lâi giāng khuànn siánn sing tshut-lâi pí-sài. </text:span><text:span text:style-name="T17">【猜拳 </text:span><text:span text:style-name="T11">giāng </text:span><text:span text:style-name="T17">】</text:span></text:p>
      <text:p text:style-name="Text_20_body"/>
      <text:p text:style-name="P2"><text:span text:style-name="T12">咱來</text:span><text:span text:style-name="T2">jia̋ng-kín</text:span><text:span text:style-name="T12">看啥先去食飯。</text:span></text:p>
      <text:p text:style-name="P2"><text:span text:style-name="T11">Lán lâi jia̋ng-kín khuànn siánn sing khì tsia̍h-pn̄g. </text:span><text:span text:style-name="T17">【猜拳 </text:span><text:span text:style-name="T11">jia̋ng-kín </text:span><text:span text:style-name="T17">】</text:span></text:p>
      <text:p text:style-name="Text_20_body"/>
      <text:p text:style-name="P2"><text:span text:style-name="T2">Gōo-bōo</text:span><text:span text:style-name="T12">較柯、較粗絲，嘛幫助咱消化，你愛加食一點仔。</text:span></text:p>
      <text:p text:style-name="P2"><text:span text:style-name="T11">Gōo-bōo khah kua, khah tshoo-si, mā pang-tsōo lán siau-huà, lí ài ke tsia̍h--tsi̍t-tiám-á. </text:span><text:span text:style-name="T17">【牛蒡 </text:span><text:span text:style-name="T11">gōo-bōo </text:span><text:span text:style-name="T17">】</text:span></text:p>
      <text:p text:style-name="Text_20_body"/>
      <text:p text:style-name="P2"><text:span text:style-name="T2">goo-lú-huh</text:span><text:span text:style-name="T12">是一款蓋高級的運動。</text:span></text:p>
      <text:p text:style-name="P2"><text:span text:style-name="T11">Goo-lú-huh sī tsi̍t khuán kài ko-kip ê ūn-tōng. </text:span><text:span text:style-name="T17">【高爾夫球 </text:span><text:span text:style-name="T11">goo-lú-huh </text:span><text:span text:style-name="T17">】</text:span></text:p>
      <text:p text:style-name="Text_20_body"/>
      <text:p text:style-name="P2"><text:span text:style-name="T2">ko-ní-kiû</text:span><text:span text:style-name="T12">是一款蓋高級的運動。</text:span></text:p>
      <text:p text:style-name="P2"><text:span text:style-name="T11">Ko-ní-kiû sī tsi̍t khuán kài ko-kip ê ūn-tōng. </text:span><text:span text:style-name="T17">【高爾夫球 </text:span><text:span text:style-name="T11">ko-ní-kiû </text:span><text:span text:style-name="T17">】</text:span></text:p>
      <text:p text:style-name="Text_20_body"/>
      <text:p text:style-name="Text_20_body"/>
      <text:p text:style-name="P4"><text:soft-page-break/><text:span text:style-name="T2">Há-mu</text:span><text:span text:style-name="T4">h</text:span><text:span text:style-name="T7">𩛩</text:span><text:span text:style-name="T3">s</text:span><text:span text:style-name="T2">io̍k-pháng</text:span><text:span text:style-name="T12">是蓋濟囡仔上愛食的。</text:span></text:p>
      <text:p text:style-name="P2"><text:span text:style-name="T11">Há-muh kauh sio̍k-pháng sī kài tsē gín-á siōng ài tsia̍h--ê. </text:span><text:span text:style-name="T17">【洋火腿 </text:span><text:span text:style-name="T11">há-muh </text:span><text:span text:style-name="T17">】</text:span></text:p>
      <text:p text:style-name="Text_20_body"/>
      <text:p text:style-name="P14"><text:span text:style-name="T20">今</text:span><text:span text:style-name="T21">ha̋i-khé-khá-kuh</text:span><text:span text:style-name="T20">已經毋是啥物傷過嚴重的病矣。</text:span></text:p>
      <text:p text:style-name="P2"><text:span text:style-name="T11">Tann ha̋i-khé-khá-kuh í-king m̄ sī siánn-mi̍h siunn-kuè giâm-tiōng ê pīnn--ah. </text:span><text:span text:style-name="T17">【肺結核 </text:span><text:span text:style-name="T11">ha̋i-khé-khá-kuh </text:span><text:span text:style-name="T17">】</text:span></text:p>
      <text:p text:style-name="Text_20_body"/>
      <text:p text:style-name="P7"><text:span text:style-name="T12">咱會用得租一台</text:span><text:span text:style-name="T2">hài-ià</text:span><text:span text:style-name="T12">去</text:span><text:span text:style-name="T14">𨑨迌</text:span><text:span text:style-name="T12">。</text:span></text:p>
      <text:p text:style-name="P2"><text:span text:style-name="T11">Lán ē-īng-eh tsoo tsi̍t tâi hài-ià khì thit-thô. </text:span><text:span text:style-name="T17">【包租汽車 </text:span><text:span text:style-name="T11">hài-ià </text:span><text:span text:style-name="T17">】</text:span></text:p>
      <text:p text:style-name="Text_20_body"/>
      <text:p text:style-name="P2"><text:span text:style-name="T12">彼</text:span><text:span text:style-name="T2">hài-ià</text:span><text:span text:style-name="T12">是烏頭仔車啦。</text:span></text:p>
      <text:p text:style-name="P2"><text:span text:style-name="T11">He hài-ià sī oo-thâu-á-tshia--lah. </text:span><text:span text:style-name="T17">【高級轎車 </text:span><text:span text:style-name="T11">hài-ià </text:span><text:span text:style-name="T17">】</text:span></text:p>
      <text:p text:style-name="Text_20_body"/>
      <text:p text:style-name="P2"><text:span text:style-name="T12">你若欲去食桌乎，會當先予人共頭</text:span><text:span text:style-name="T2">siat-tooh</text:span><text:span text:style-name="T12">做</text:span><text:span text:style-name="T2">hái-kat-lá</text:span><text:span text:style-name="T12">。</text:span></text:p>
      <text:p text:style-name="P2"><text:span text:style-name="T11">Lí nā beh khì tsia̍h-toh--honnh, ē-tàng sing hōo lâng kā thâu siat-tooh tsò hái-kat-lá. </text:span><text:span text:style-name="T17">【西裝頭 </text:span><text:span text:style-name="T11">hái-kat-lá </text:span><text:span text:style-name="T17">】</text:span></text:p>
      <text:p text:style-name="Text_20_body"/>
      <text:p text:style-name="P2"><text:span text:style-name="T12">你先莫趕食桌，去對面彼間頭毛店</text:span><text:span text:style-name="T2">siat-tooh siat-tooh</text:span><text:span text:style-name="T12">咧，做一粒</text:span><text:span text:style-name="T2">hái-kat-lá</text:span><text:span text:style-name="T12">頭才來去。</text:span></text:p>
      <text:p text:style-name="P2"><text:span text:style-name="T11">Lí sing mài kuánn tsia̍h-toh, khì tuì-bīn hit king thâu-mn̂g-tiàm siat-tooh siat-tooh--leh, tsò tsi̍t lia̍p hái-kat-lá thâu tsiah lâi--khì. </text:span><text:span text:style-name="T17">【西裝頭 </text:span><text:span text:style-name="T11">hái-kat-lá </text:span><text:span text:style-name="T17">】</text:span></text:p>
      <text:p text:style-name="Text_20_body"/>
      <text:p text:style-name="P2"><text:span text:style-name="T12">落雨天乎，路滑滑，彼</text:span><text:span text:style-name="T2">ha̋n-tóo-luh</text:span><text:span text:style-name="T12">著掠</text:span><text:span text:style-name="T2">hoo</text:span><text:span text:style-name="T12">絚。</text:span></text:p>
      <text:p text:style-name="P2"><text:span text:style-name="T11">Lo̍h-hōo-thinn--honnh, lōo ku̍t-ku̍t, he ha̋n-tóo-luh tio̍h lia̍h hoo ân. </text:span><text:span text:style-name="T17">【方向盤 </text:span><text:span text:style-name="T11">ha̋n-tóo-luh </text:span><text:span text:style-name="T17">】</text:span></text:p>
      <text:p text:style-name="Text_20_body"/>
      <text:p text:style-name="P2"><text:span text:style-name="T12">這咱厝內的裝潢是用</text:span><text:span text:style-name="T2">hi-nóo-khih</text:span><text:span text:style-name="T12">的，較毋驚會去予蟲蛀，所以上無擋一二十年無問題啦。</text:span></text:p>
      <text:p text:style-name="P2"><text:span text:style-name="T11">Tse lán tshù-lāi ê tsong-hông sī iōng hi-nóo-khih--ê, khah m̄-kiann ē khì hōo thâng tsù, sóo-í siōng-bô tòng it-jī-tsa̍p-nî bô-būn-tê--lah. </text:span><text:span text:style-name="T17">【檜木 </text:span><text:span text:style-name="T11">hi-nóo-khih </text:span><text:span text:style-name="T17">】</text:span></text:p>
      <text:p text:style-name="Text_20_body"/>
      <text:p text:style-name="P2"><text:span text:style-name="T12">彼雞皮莫提予囡仔食啦，內底</text:span><text:span text:style-name="T2">hoo-lú-bóng</text:span><text:span text:style-name="T12">蓋厚。</text:span></text:p>
      <text:p text:style-name="P2"><text:span text:style-name="T11">He ke-phuê mài the̍h hōo gín-á tsia̍h--lah, lāi-té hoo-lú-bóng kài kāu. </text:span><text:span text:style-name="T17">【荷爾蒙 </text:span><text:span text:style-name="T11">hoo-lú-bóng </text:span><text:span text:style-name="T17">】</text:span></text:p>
      <text:p text:style-name="P14"><text:soft-page-break/><text:span text:style-name="T20">這幾年無啥中國旅客，遐的</text:span><text:span text:style-name="T21">hoo-té-luh</text:span><text:span text:style-name="T20">強欲倒了了去矣。</text:span></text:p>
      <text:p text:style-name="P2"><text:span text:style-name="T11">Tsit kuí nî bô siánn Tiong-kok lí-kheh, hia-ê hoo-té-luh kiông-beh tò liáu-liáu--khì--ah. </text:span><text:span text:style-name="T17">【飯店 </text:span><text:span text:style-name="T11">hoo-té-luh </text:span><text:span text:style-name="T17">】</text:span></text:p>
      <text:p text:style-name="Text_20_body"/>
      <text:p text:style-name="P2"><text:span text:style-name="T12">你就共燒水倒落去</text:span><text:span text:style-name="T2">hú-looh</text:span><text:span text:style-name="T12">桶，倒</text:span><text:span text:style-name="T2">hoo</text:span><text:span text:style-name="T12">滇，按呢就會使浸一下。</text:span></text:p>
      <text:p text:style-name="P2"><text:span text:style-name="T11">Lí tō kā sio-tsuí tó lo̍h-khì hú-looh-tháng, tó hoo tīnn, án-ne tō ē-sái tsìm--tsi̍t-ē. </text:span><text:span text:style-name="T17">【浴桶 </text:span><text:span text:style-name="T11">hú-looh </text:span><text:span text:style-name="T17">】</text:span></text:p>
      <text:p text:style-name="Text_20_body"/>
      <text:p text:style-name="P2"><text:span text:style-name="T12">你彼台的</text:span><text:span text:style-name="T2">ia̋n-jín</text:span><text:span text:style-name="T12">聲怪怪，你可能愛揣人來修理一下較妥當。</text:span></text:p>
      <text:p text:style-name="P2"><text:span text:style-name="T11">Lí hit tâi ê ia̋n-jín siann kuài-kuài, lí khó-lîng ài tshuē lâng lâi siu-lí--tsi̍t-ē khah thò-tòng. </text:span><text:span text:style-name="T17">【引擎 </text:span><text:span text:style-name="T11">ia̋n-jín </text:span><text:span text:style-name="T17">】</text:span></text:p>
      <text:p text:style-name="Text_20_body"/>
      <text:p text:style-name="P2"><text:span text:style-name="T12">花蓮玉里的</text:span><text:span text:style-name="T2">iő-káng</text:span><text:span text:style-name="T12">足有名的，蓋適合紮轉去做伴手。</text:span></text:p>
      <text:p text:style-name="P2"><text:span text:style-name="T11">Hua-liân gio̍k-lí ê iő-káng tsiok ū-miâ--ê, kài sik-ha̍p tsah tńg-khì tsò phuānn-tshiú. </text:span><text:span text:style-name="T17">【羊羹 </text:span><text:span text:style-name="T11">iő-káng </text:span><text:span text:style-name="T17">】</text:span></text:p>
      <text:p text:style-name="Text_20_body"/>
      <text:p text:style-name="P2"><text:span text:style-name="T12">你愛準備一寡做</text:span><text:span text:style-name="T2">ió-bih</text:span><text:span text:style-name="T12">的，等咧若無夠會使閣用。</text:span></text:p>
      <text:p text:style-name="P2"><text:span text:style-name="T11">Lí ài tsún-pī tsi̍t-kuá tsò ió-bih--ê, tán--leh nā bô-kàu ē-sái koh iōng. </text:span><text:span text:style-name="T17">【預備 </text:span><text:span text:style-name="T11">ió-bih </text:span><text:span text:style-name="T17">】</text:span></text:p>
      <text:p text:style-name="Text_20_body"/>
      <text:p text:style-name="P2"><text:span text:style-name="T12">我朋友連鞭就欲來矣，才麻煩你替我</text:span><text:span text:style-name="T2">ió-bih</text:span><text:span text:style-name="T12">一寡物件請人食。</text:span></text:p>
      <text:p text:style-name="P2"><text:span text:style-name="T11">Guá pîng-iú liâm-mi tiō beh lâi--ah, tsiah mâ-huân lí thè guá ió-bih tsi̍t-kuá mi̍h-kiānn tshiánn lâng tsia̍h. </text:span><text:span text:style-name="T17">【預備 </text:span><text:span text:style-name="T11">ió-bih </text:span><text:span text:style-name="T17">】</text:span></text:p>
      <text:p text:style-name="Text_20_body"/>
      <text:p text:style-name="P2"><text:span text:style-name="T12">這</text:span><text:span text:style-name="T2">iú-lih</text:span><text:span text:style-name="T12">誠芳喔，你會用得囥佇客廳。</text:span></text:p>
      <text:p text:style-name="P2"><text:span text:style-name="T11">Tse iú-lih tsiânn phang oo, lí ē-īng-eh khǹg tī kheh-thiann. </text:span><text:span text:style-name="T17">【百合花 </text:span><text:span text:style-name="T11">iú-lih </text:span><text:span text:style-name="T17">】</text:span></text:p>
      <text:p text:style-name="Text_20_body"/>
      <text:p text:style-name="P2"><text:span text:style-name="T12">彼</text:span><text:span text:style-name="T2">ji-lú-bah</text:span><text:span text:style-name="T12">踅來踅去，跳甲我頭殼楞楞，活欲吐腸頭。</text:span></text:p>
      <text:p text:style-name="P2"><text:span text:style-name="T11">He ji-lú-bah se̍h-lâi-se̍h-khì, thiàu kah guá thâu-khak gông-gông, ua̍h-beh thóo-tn̂g-thâu. </text:span><text:span text:style-name="T17">【吉魯巴 </text:span><text:span text:style-name="T11">ji-lú-bah </text:span><text:span text:style-name="T17">】</text:span></text:p>
      <text:p text:style-name="Text_20_body"/>
      <text:p text:style-name="P2"><text:span text:style-name="T12">彼對翁仔某跳</text:span><text:span text:style-name="T2">ji-lú-bah</text:span><text:span text:style-name="T12">跳甲誠好。</text:span></text:p>
      <text:p text:style-name="P2"><text:span text:style-name="T11">Hit tuì ang-á-bóo thiàu ji-lú-bah thiàu kah tsiânn hó. </text:span><text:span text:style-name="T17">【吉魯巴 </text:span><text:span text:style-name="T11">ji-lú-bah </text:span><text:span text:style-name="T17">】</text:span></text:p>
      <text:p text:style-name="Text_20_body"/>
      <text:p text:style-name="Text_20_body"/>
      <text:p text:style-name="P2"><text:soft-page-break/><text:span text:style-name="T12">這</text:span><text:span text:style-name="T2">jiak-kuh</text:span><text:span text:style-name="T12">著愛用無仝款的</text:span><text:span text:style-name="T2">mi-sín</text:span><text:span text:style-name="T12">來車。</text:span></text:p>
      <text:p text:style-name="P2"><text:span text:style-name="T11">Tse jiak-kuh tio̍h ài iōng bô kāng-khuán ê mi-sín lâi tshia. </text:span><text:span text:style-name="T17">【拉鍊 </text:span><text:span text:style-name="T11">jiak-kuh </text:span><text:span text:style-name="T17">】</text:span></text:p>
      <text:p text:style-name="Text_20_body"/>
      <text:p text:style-name="P2"><text:span text:style-name="T12">這</text:span><text:span text:style-name="T2">jiak-kuh</text:span><text:span text:style-name="T12">著愛用無仝款的</text:span><text:span text:style-name="T2">mi-sín</text:span><text:span text:style-name="T12">才車會來。</text:span></text:p>
      <text:p text:style-name="P2"><text:span text:style-name="T11">Tse jiak-kuh tio̍h ài iōng bô kāng-khuán ê mi-sín tsiah tshia ē lâi. </text:span><text:span text:style-name="T17">【拉鍊 </text:span><text:span text:style-name="T11">jiak-kuh </text:span><text:span text:style-name="T17">】</text:span></text:p>
      <text:p text:style-name="Text_20_body"/>
      <text:p text:style-name="P2"><text:span text:style-name="T12">天氣冷矣，愛加疊一領</text:span><text:span text:style-name="T2">jiàn-bà</text:span><text:span text:style-name="T12">。</text:span></text:p>
      <text:p text:style-name="P2"><text:span text:style-name="T11">Thinn-khì líng--ah, ài ke tha̍h tsi̍t niá jiàn-bà. </text:span><text:span text:style-name="T17">【夾克 </text:span><text:span text:style-name="T11">jiàn-bà </text:span><text:span text:style-name="T17">】</text:span></text:p>
      <text:p text:style-name="Text_20_body"/>
      <text:p text:style-name="P2"><text:span text:style-name="T12">阮這物件已經是上</text:span><text:span text:style-name="T2">jió-toh</text:span><text:span text:style-name="T12">的，毋好閣嫌矣。</text:span></text:p>
      <text:p text:style-name="P2"><text:span text:style-name="T11">Gún tse mi̍h-kiānn í-king sī siōng jió-toh--ê, m̄-hó koh hiâm--ah. </text:span><text:span text:style-name="T17">【高級 </text:span><text:span text:style-name="T11">jió-toh </text:span><text:span text:style-name="T17">】</text:span></text:p>
      <text:p text:style-name="Text_20_body"/>
      <text:p text:style-name="P2"><text:span text:style-name="T12">阮遮的物件攏是上</text:span><text:span text:style-name="T2">jió-toh</text:span><text:span text:style-name="T12">的，希望你會當欣賞。</text:span></text:p>
      <text:p text:style-name="P2"><text:span text:style-name="T11">Gún tsia ê mi̍h-kiānn lóng sī siōng jió-toh--ê, hi-bāng lí ē-tàng him-sióng. </text:span><text:span text:style-name="T17">【上等 </text:span><text:span text:style-name="T11">jió-toh </text:span><text:span text:style-name="T17">】</text:span></text:p>
      <text:p text:style-name="Text_20_body"/>
      <text:p text:style-name="P8"><text:span text:style-name="T12">咱明仔載就欲來去</text:span><text:span text:style-name="T15">𨑨迌</text:span><text:span text:style-name="T12">矣，你愛共</text:span><text:span text:style-name="T2">kha-báng</text:span><text:span text:style-name="T12">整理</text:span><text:span text:style-name="T2">hoo</text:span><text:span text:style-name="T12">好。</text:span></text:p>
      <text:p text:style-name="P2"><text:span text:style-name="T11">Lán bîn-á-tsài tō beh lâi-khì tshit-thô--ah, lí ài kā kha-báng tsíng-lí hoo hó. </text:span><text:span text:style-name="T17">【皮包 </text:span><text:span text:style-name="T11">kha-báng </text:span><text:span text:style-name="T17">】</text:span></text:p>
      <text:p text:style-name="Text_20_body"/>
      <text:p text:style-name="P2"><text:span text:style-name="T12">天猶未光，阿兄早頓紮咧、</text:span><text:span text:style-name="T2">kha-báng</text:span><text:span text:style-name="T12">揹咧就緊出門趕火車。</text:span></text:p>
      <text:p text:style-name="P2"><text:span text:style-name="T11">Thinn iáu-bē kng, a-hiann tsá-tǹg tsah--leh, kha báng phāinn leh tsiū-kín tshut-mn̂g kuánn hué-tshia. </text:span><text:span text:style-name="T17">【文件箱 </text:span><text:span text:style-name="T11">kha-báng </text:span><text:span text:style-name="T17">】</text:span></text:p>
      <text:p text:style-name="Text_20_body"/>
      <text:p text:style-name="P2"><text:span text:style-name="T12">咱欲來去踅街矣，先予我共一寡物件囥入去</text:span><text:span text:style-name="T2">kha-báng</text:span><text:span text:style-name="T12">。</text:span></text:p>
      <text:p text:style-name="P2"><text:span text:style-name="T11">Lán beh lâi-khì se̍h-ke--ah, sing hōo guá kā tsi̍t-kuá mi̍h-kiānn khǹg ji̍p-khì kha-báng. </text:span><text:span text:style-name="T17">【手提包 </text:span><text:span text:style-name="T11">kha-báng </text:span><text:span text:style-name="T17">】</text:span></text:p>
      <text:p text:style-name="Text_20_body"/>
      <text:p text:style-name="P2"><text:span text:style-name="T12">咱欲來去踅街矣，先予我共一寡物件囥入去</text:span><text:span text:style-name="T2">ha̋n-tóo-pá-kuh</text:span><text:span text:style-name="T12">。</text:span></text:p>
      <text:p text:style-name="P2"><text:span text:style-name="T11">Lán beh lâi-khì se̍h-ke--ah, sing hōo guá kā tsi̍t-kuá mi̍h-kiānn khǹg ji̍p-khì ha̋n-tóo-pá-kuh. </text:span><text:span text:style-name="T17">【手提包 </text:span><text:span text:style-name="T11">ha̋n-tóo-pá-kuh </text:span><text:span text:style-name="T17">】</text:span></text:p>
      <text:p text:style-name="Text_20_body"/>
      <text:p text:style-name="Text_20_body"/>
      <text:p text:style-name="P2"><text:soft-page-break/><text:span text:style-name="T12">練歌的方法百百款，有的是家己一个走去</text:span><text:span text:style-name="T2">kha-lá-óo-khe</text:span><text:span text:style-name="T12">練歌。</text:span></text:p>
      <text:p text:style-name="P2"><text:span text:style-name="T11">Liān kua ê hong-huat pah-pah-khuán, ū--ê sī ka-tī tsi̍t ê tsáu-khì kha-lá-óo-khe liān kua. </text:span><text:span text:style-name="T17">【卡拉</text:span><text:span text:style-name="T11">OK kha-lá-óo-khe </text:span><text:span text:style-name="T17">】</text:span></text:p>
      <text:p text:style-name="Text_20_body"/>
      <text:p text:style-name="P2"><text:span text:style-name="T12">有的人練歌，只是為著去</text:span><text:span text:style-name="T2">kha-lá-óo-khe</text:span><text:span text:style-name="T12">的時陣，會使佇朋友的面頭前奢颺一下。</text:span></text:p>
      <text:p text:style-name="P2"><text:span text:style-name="T11">Ū ê lâng liān kua, tsí-sī uī-tio̍h khì kha-lá-óo-khe ê sî-tsūn, ē-sái tī pîng-iú ê bīn-thâu-tsîng tshia-iānn--tsi̍t-ē. </text:span><text:span text:style-name="T17">【卡拉</text:span><text:span text:style-name="T11">OK kha-lá-óo-khe </text:span><text:span text:style-name="T17">】</text:span></text:p>
      <text:p text:style-name="Text_20_body"/>
      <text:p text:style-name="P2"><text:span text:style-name="T12">這</text:span><text:span text:style-name="T2">kha-mé-lah</text:span><text:span text:style-name="T12">是</text:span><text:span text:style-name="T2">canon</text:span><text:span text:style-name="T12">的，誠貴。</text:span></text:p>
      <text:p text:style-name="P2"><text:span text:style-name="T11">Tse kha-mé-lah sī canon--ê, tsiânn-kuì. </text:span><text:span text:style-name="T17">【照相機 </text:span><text:span text:style-name="T11">kha-mé-lah </text:span><text:span text:style-name="T17">】</text:span></text:p>
      <text:p text:style-name="Text_20_body"/>
      <text:p text:style-name="P2"><text:span text:style-name="T12">來去買物件進前，上好是先來看一下</text:span><text:span text:style-name="T2">kha-tá-lok-guh</text:span><text:span text:style-name="T12">。</text:span></text:p>
      <text:p text:style-name="P2"><text:span text:style-name="T11">Lâi-khì bé mi̍h-kiānn tsìn-tsîng, siōng hó sī sing lâi khuànn tsi̍t-ē kha-tá-lok-guh. </text:span><text:span text:style-name="T17">【目錄 </text:span><text:span text:style-name="T11">kha-tá-lok-guh </text:span><text:span text:style-name="T17">】</text:span></text:p>
      <text:p text:style-name="Text_20_body"/>
      <text:p text:style-name="P2"><text:span text:style-name="T12">這馬透中晝乎，日頭當猛，緊共</text:span><text:span text:style-name="T2">kha-tián</text:span><text:span text:style-name="T12">搝起來。</text:span></text:p>
      <text:p text:style-name="P2"><text:span text:style-name="T11">Tsit-má thàu-tiong-tàu--honnh, ji̍t-thâu tng mé, kín kā kha-tián giú--khí-lâi. </text:span><text:span text:style-name="T17">【窗簾 </text:span><text:span text:style-name="T11">kha-tián </text:span><text:span text:style-name="T17">】</text:span></text:p>
      <text:p text:style-name="Text_20_body"/>
      <text:p text:style-name="P2"><text:span text:style-name="T12">欲過年矣，</text:span><text:span text:style-name="T2">khà-sàng</text:span><text:span text:style-name="T12">這幾工攏咧灶跤無閒。</text:span></text:p>
      <text:p text:style-name="P2"><text:span text:style-name="T11">Beh kuè-nî--ah, khà-sàng tsit kuí kang lóng tih tsàu-kha bô-îng. </text:span><text:span text:style-name="T17">【母親 </text:span><text:span text:style-name="T11">khà-sàng </text:span><text:span text:style-name="T17">】</text:span></text:p>
      <text:p text:style-name="Text_20_body"/>
      <text:p text:style-name="P2"><text:span text:style-name="T12">欲過年矣，</text:span><text:span text:style-name="T2">khà-tsiàng</text:span><text:span text:style-name="T12">這幾工攏咧無閒。</text:span></text:p>
      <text:p text:style-name="P2"><text:span text:style-name="T11">Beh kuè-nî--ah, khà-tsiàng tsit kuí kang lóng leh bô-îng. </text:span><text:span text:style-name="T17">【母親 </text:span><text:span text:style-name="T11">khà-tsiàng </text:span><text:span text:style-name="T17">】</text:span></text:p>
      <text:p text:style-name="Text_20_body"/>
      <text:p text:style-name="P2"><text:span text:style-name="T12">代誌做到遮就算是</text:span><text:span text:style-name="T2">kha̋n-jióo</text:span><text:span text:style-name="T12">矣。</text:span></text:p>
      <text:p text:style-name="P2"><text:span text:style-name="T11">Tāi-tsì tsò-kàu tsia tsiū-sǹg-sī kha̋n-jióo--ah. </text:span><text:span text:style-name="T17">【結束 </text:span><text:span text:style-name="T11">kha̋n-jióo </text:span><text:span text:style-name="T17">】</text:span></text:p>
      <text:p text:style-name="Text_20_body"/>
      <text:p text:style-name="P2"><text:span text:style-name="T2">Hooh</text:span><text:span text:style-name="T12">，你畫的這塊</text:span><text:span text:style-name="T2">kha̋ng-páng</text:span><text:span text:style-name="T12">真特別，這馬已經罕得有人按呢畫矣。</text:span></text:p>
      <text:p text:style-name="P2"><text:span text:style-name="T11">Hooh, lí uē ê tsit-tè kha̋ng páng tsin-ti̍k-pia̍t, tsit-má í-king hán-tit iú-lâng án-ne uē--ah. </text:span><text:span text:style-name="T17">【看板 </text:span><text:span text:style-name="T11">kha̋ng-páng </text:span><text:span text:style-name="T17">】</text:span></text:p>
      <text:p text:style-name="P14"><text:soft-page-break/><text:span text:style-name="T20">這塊</text:span><text:span text:style-name="T21">kha̋ng-páng</text:span><text:span text:style-name="T20">面頂的人穿甲誠奅。毋知影若我穿矣，是毋是嘛會當像伊仝款。</text:span></text:p>
      <text:p text:style-name="P2"><text:span text:style-name="T11">Tsit tè kha̋ng-páng bīn-tíng ê lâng tshīng kah tsiânn phānn. M̄ tsai-iánn nā guá tshīng--ah, sī m̄ sī mā ē-tàng tshiūnn i kāng-khuán. </text:span><text:span text:style-name="T17">【招牌 </text:span><text:span text:style-name="T11">kha̋ng-páng </text:span><text:span text:style-name="T17">】</text:span></text:p>
      <text:p text:style-name="Text_20_body"/>
      <text:p text:style-name="P2"><text:span text:style-name="T12">你會用得摻一寡</text:span><text:span text:style-name="T2">khe-tsiap-puh</text:span><text:span text:style-name="T12">落去炒。</text:span></text:p>
      <text:p text:style-name="P2"><text:span text:style-name="T11">Lí ē-īng-eh tsham tsi̍t-kuá khe-tsiap-puh lo̍h-khì tshá. </text:span><text:span text:style-name="T17">【蕃茄醬 </text:span><text:span text:style-name="T11">khe-tsiap-puh </text:span><text:span text:style-name="T17">】</text:span></text:p>
      <text:p text:style-name="Text_20_body"/>
      <text:p text:style-name="P2"><text:span text:style-name="T12">彼个紅嬰仔今仔日</text:span><text:span text:style-name="T2">khi-móo-tsih</text:span><text:span text:style-name="T12">真䆀喔。</text:span></text:p>
      <text:p text:style-name="P2"><text:span text:style-name="T11">Hit ê âng-enn-á kin-á-ji̍t khi-móo-tsih tsin bái--oo. </text:span><text:span text:style-name="T17">【情緒 </text:span><text:span text:style-name="T11">khi-móo-tsih </text:span><text:span text:style-name="T17">】</text:span></text:p>
      <text:p text:style-name="Text_20_body"/>
      <text:p text:style-name="P2"><text:span text:style-name="T12">你看起來</text:span><text:span text:style-name="T2">khi-móo-tsih</text:span><text:span text:style-name="T12">真袂䆀喔，拄著啥物好康的嘛講予阮聽一下。</text:span></text:p>
      <text:p text:style-name="P2"><text:span text:style-name="T11">Lí khuànn--khí-lâi khi-móo-tsih tsin bē-bái--oo, tú-tio̍h siánn-mi̍h hó-khang--ê mā kóng hōo guán thiann--tsi̍t-ē. </text:span><text:span text:style-name="T17">【奇檬子 </text:span><text:span text:style-name="T11">khi-móo-tsih </text:span><text:span text:style-name="T17">】</text:span></text:p>
      <text:p text:style-name="Text_20_body"/>
      <text:p text:style-name="P2"><text:span text:style-name="T12">看起來咱心肝的今仔日</text:span><text:span text:style-name="T2">khi-móo-tsih</text:span><text:span text:style-name="T12">無好喔，是啥人欺負你啊？</text:span></text:p>
      <text:p text:style-name="P2"><text:span text:style-name="T11">Khuànn--khí-lâi lán sim-kuann--ê kin-á-ji̍t khi-móo-tsih bô hó--oo, sī siánn khi-hū--lí--ah? </text:span><text:span text:style-name="T17">【心情 </text:span><text:span text:style-name="T11">khi-móo-tsih </text:span><text:span text:style-name="T17">】</text:span></text:p>
      <text:p text:style-name="Text_20_body"/>
      <text:p text:style-name="P2"><text:span text:style-name="T12">對花蓮市區遮到豐田乎，差不多愛二十二</text:span><text:span text:style-name="T2">khí-looh</text:span><text:span text:style-name="T12">。</text:span></text:p>
      <text:p text:style-name="P2"><text:span text:style-name="T11">Uì Hua-liân tshī-khu tsia kàu Hong-tiân--honnh, tsha-put-to ài jī-tsa̍p-jī khí-looh. </text:span><text:span text:style-name="T17">【公里 </text:span><text:span text:style-name="T11">khí-looh </text:span><text:span text:style-name="T17">】</text:span></text:p>
      <text:p text:style-name="Text_20_body"/>
      <text:p text:style-name="P2"><text:span text:style-name="T12">遐的政治人物攏嘛有予報紙報出來講揣人去</text:span><text:span text:style-name="T2">khiű-khé</text:span><text:span text:style-name="T12">。</text:span></text:p>
      <text:p text:style-name="P2"><text:span text:style-name="T11">Hia-ê tsìng-tī jîn-bu̍t lóng mā ū hōo pò-tsuá pò--tshut-lâi kóng tshuē lâng khì khiű-khé. </text:span><text:span text:style-name="T17">【色情幽會 </text:span><text:span text:style-name="T11">khiű-khé </text:span><text:span text:style-name="T17">】</text:span></text:p>
      <text:p text:style-name="Text_20_body"/>
      <text:p text:style-name="P2"><text:span text:style-name="T12">阿基師去</text:span><text:span text:style-name="T2">khiű-khé</text:span><text:span text:style-name="T12">去予人查著。</text:span></text:p>
      <text:p text:style-name="P2"><text:span text:style-name="T11">A-ki-sai khì khiű-khé khì hōo lâng tshâ--tio̍h. </text:span><text:span text:style-name="T17">【休憩 </text:span><text:span text:style-name="T11">khiű-khé </text:span><text:span text:style-name="T17">】</text:span></text:p>
      <text:p text:style-name="Text_20_body"/>
      <text:p text:style-name="Text_20_body"/>
      <text:p text:style-name="Text_20_body"/>
      <text:p text:style-name="P2"><text:soft-page-break/><text:span text:style-name="T12">咱已經行一段路矣，先揣一間</text:span><text:span text:style-name="T2">hoo-té-luh khiű-khé</text:span><text:span text:style-name="T12">一下好無？</text:span></text:p>
      <text:p text:style-name="P2"><text:span text:style-name="T11">Lán í-king kiânn tsi̍t tuānn lōo--ah, sing tshuē tsi̍t king hoo-té-luh khiű-khé--tsi̍t-ē hó--bô? </text:span><text:span text:style-name="T17">【休息 </text:span><text:span text:style-name="T11">khiű-khé </text:span><text:span text:style-name="T17">】</text:span></text:p>
      <text:p text:style-name="Text_20_body"/>
      <text:p text:style-name="P2"><text:span text:style-name="T12">你欲啉茶是無？這塊</text:span><text:span text:style-name="T2">khok-puh</text:span><text:span text:style-name="T12">無人用，你會用得提去啉。</text:span></text:p>
      <text:p text:style-name="P2"><text:span text:style-name="T11">Lí beh lim tê sī--bô? Tsit tè khok-puh bô lâng iōng, lí ē-īng-eh the̍h khì lim. </text:span><text:span text:style-name="T17">【杯子 </text:span><text:span text:style-name="T11">khok-puh </text:span><text:span text:style-name="T17">】</text:span></text:p>
      <text:p text:style-name="Text_20_body"/>
      <text:p text:style-name="P2"><text:span text:style-name="T12">路當咧埋水管，等埋好勢會</text:span><text:span text:style-name="T2">khòng khōng-ku-lí</text:span><text:span text:style-name="T12">。</text:span></text:p>
      <text:p text:style-name="P2"><text:span text:style-name="T11">Lōo tng-tih tâi tsuí-kóng, tán tâi hó-sè ē khòng khōng-ku-lí. </text:span><text:span text:style-name="T17">【混凝土 </text:span><text:span text:style-name="T11">khōng-ku-lí </text:span><text:span text:style-name="T17">】</text:span></text:p>
      <text:p text:style-name="Text_20_body"/>
      <text:p text:style-name="P2"><text:span text:style-name="T12">外口當咧修路，修理了會鋪 </text:span><text:span text:style-name="T2">khōng-ku-lí</text:span><text:span text:style-name="T12">。</text:span></text:p>
      <text:p text:style-name="P2"><text:span text:style-name="T11">Guā-kháu tng-tih siu lōo, siu-lí liáu ē phoo khōng-ku-lí. </text:span><text:span text:style-name="T17">【控固力 </text:span><text:span text:style-name="T11">khōng-ku-lí </text:span><text:span text:style-name="T17">】</text:span></text:p>
      <text:p text:style-name="Text_20_body"/>
      <text:p text:style-name="P2"><text:span text:style-name="T12">逐家攏愛啉 </text:span><text:span text:style-name="T2">khòng-buh </text:span><text:span text:style-name="T12">湯。</text:span></text:p>
      <text:p text:style-name="P2"><text:span text:style-name="T11">Ta̍k-ke lóng ài lim khòng-buh thng. </text:span><text:span text:style-name="T17">【海帶 </text:span><text:span text:style-name="T11">khòng-buh </text:span><text:span text:style-name="T17">】</text:span></text:p>
      <text:p text:style-name="Text_20_body"/>
      <text:p text:style-name="P9"><text:span text:style-name="T12">各位媽媽若</text:span><text:span text:style-name="T28">欲</text:span><text:span text:style-name="T10">𤉙湯</text:span><text:span text:style-name="T28">，</text:span><text:span text:style-name="T2">khòng-buh</text:span><text:span text:style-name="T12">佮</text:span><text:span text:style-name="T2">mí-sooh</text:span><text:span text:style-name="T12">是上著味的。</text:span></text:p>
      <text:p text:style-name="P2"><text:span text:style-name="T11">Kok-uī mah--mah nā beh kûn-thng, khòng-buh kah mí-sooh sī siōng tio̍h-bī--ê. </text:span><text:span text:style-name="T17">【昆布 </text:span><text:span text:style-name="T11">khòng-buh </text:span><text:span text:style-name="T17">】</text:span></text:p>
      <text:p text:style-name="Text_20_body"/>
      <text:p text:style-name="P2"><text:span text:style-name="T12">這馬無啥人會著</text:span><text:span text:style-name="T2">khoo-lé-lah</text:span><text:span text:style-name="T12">矣。</text:span></text:p>
      <text:p text:style-name="P2"><text:span text:style-name="T11">Tsit-má bô siánn-lâng ē tio̍h khoo-lé-lah--ah. </text:span><text:span text:style-name="T17">【霍亂 </text:span><text:span text:style-name="T11">khoo-lé-lah </text:span><text:span text:style-name="T17">】</text:span></text:p>
      <text:p text:style-name="Text_20_body"/>
      <text:p text:style-name="P2"><text:span text:style-name="T12">建設公司共政府官員</text:span><text:span text:style-name="T2">oo-se</text:span><text:span text:style-name="T12">，</text:span><text:span text:style-name="T2">in</text:span><text:span text:style-name="T12">董的已經去予關起來矣。</text:span></text:p>
      <text:p text:style-name="P2"><text:span text:style-name="T11">Kiàn-siat kong-si kā tsìng-hú kuann-uân oo-se, in táng--ê í-king khì hoo kuainn--khí-lâi--ah. </text:span><text:span text:style-name="T17">【賄賂 </text:span><text:span text:style-name="T11">oo-se </text:span><text:span text:style-name="T17">】</text:span></text:p>
      <text:p text:style-name="Text_20_body"/>
      <text:p text:style-name="P10"><text:span text:style-name="T12">你這擺</text:span><text:span text:style-name="T16">𤆬團</text:span><text:span text:style-name="T12">有提偌濟</text:span><text:span text:style-name="T2">khoo-mí-sióng</text:span><text:span text:style-name="T12">？</text:span></text:p>
      <text:p text:style-name="P2"><text:span text:style-name="T11">Lí tsit pái tshuā-thuân ū the̍h guā-tsē khoo-mí-sióng? </text:span><text:span text:style-name="T17">【回扣 </text:span><text:span text:style-name="T11">khoo-mí-sióng </text:span><text:span text:style-name="T17">】</text:span></text:p>
      <text:p text:style-name="Text_20_body"/>
      <text:p text:style-name="Text_20_body"/>
      <text:p text:style-name="P10"><text:soft-page-break/><text:span text:style-name="T12">你這擺</text:span><text:span text:style-name="T16">𤆬團</text:span><text:span text:style-name="T12">，一定提蓋濟</text:span><text:span text:style-name="T2">khoo-mí-sióng</text:span><text:span text:style-name="T12">乎？</text:span></text:p>
      <text:p text:style-name="P2"><text:span text:style-name="T11">Lí tsit-pái tshuā-thuân, it-tīng the̍h kài tsē khoo-mí-sióng--honnh? </text:span><text:span text:style-name="T17">【回扣 </text:span><text:span text:style-name="T11">khoo-mí-sióng </text:span><text:span text:style-name="T17">】</text:span></text:p>
      <text:p text:style-name="Text_20_body"/>
      <text:p text:style-name="P2"><text:span text:style-name="T12">這領</text:span><text:span text:style-name="T2">khòo-tòo</text:span><text:span text:style-name="T12">是阮媽媽在生上佮意的衫。</text:span></text:p>
      <text:p text:style-name="P2"><text:span text:style-name="T11">Tsit niá khòo-tòo sī gún mah--mah tsāi-sinn siāng kah-ì ê sann. </text:span><text:span text:style-name="T17">【大衣 </text:span><text:span text:style-name="T11">khòo-tòo </text:span><text:span text:style-name="T17">】</text:span></text:p>
      <text:p text:style-name="Text_20_body"/>
      <text:p text:style-name="P2"><text:span text:style-name="T12">這台車是手排的，著愛會曉用</text:span><text:span text:style-name="T2">khu-lá-tsih</text:span><text:span text:style-name="T12">才有才調駛。</text:span></text:p>
      <text:p text:style-name="P2"><text:span text:style-name="T11">Tsit tâi tshia sī tshiú-pâi--ê, tio̍h ài ē-hiáu iōng khu-lá-tsih tsiah ū tsâi-tiāu sái. </text:span><text:span text:style-name="T17">【離合器 </text:span><text:span text:style-name="T11">khu-lá-tsih </text:span><text:span text:style-name="T17">】</text:span></text:p>
      <text:p text:style-name="Text_20_body"/>
      <text:p text:style-name="P2"><text:span text:style-name="T12">天氣冷矣，你的面愛抹一寡</text:span><text:span text:style-name="T2">khu-lì-mù</text:span><text:span text:style-name="T12">，面才袂必必。</text:span></text:p>
      <text:p text:style-name="P2"><text:span text:style-name="T11">Thinn-khì líng--ah, lí ê bīn ài buah tsi̍t-kuá khu-lì-mù, bīn tsiah bē pit-pit. </text:span><text:span text:style-name="T17">【面霜 </text:span><text:span text:style-name="T11">khu-lì-mù </text:span><text:span text:style-name="T17">】</text:span></text:p>
      <text:p text:style-name="Text_20_body"/>
      <text:p text:style-name="P2"><text:span text:style-name="T12">天氣冷矣，你的面愛抹一寡</text:span><text:span text:style-name="T2">khu-lì-mù</text:span><text:span text:style-name="T12">，面較袂</text:span><text:span text:style-name="T2">hau-hau</text:span><text:span text:style-name="T12">。</text:span></text:p>
      <text:p text:style-name="P2"><text:span text:style-name="T11">Thinn-khì líng--ah, lí ê bīn ài buah tsi̍t-kuá khu-lì-mù, bīn khah bē hau-hau. </text:span><text:span text:style-name="T17">【面霜 </text:span><text:span text:style-name="T11">khu-lì-mù </text:span><text:span text:style-name="T17">】</text:span></text:p>
      <text:p text:style-name="Text_20_body"/>
      <text:p text:style-name="P2"><text:span text:style-name="T12">這塊</text:span><text:span text:style-name="T2">pháng</text:span><text:span text:style-name="T12">內底的餡是</text:span><text:span text:style-name="T2">khu-lì-mù</text:span><text:span text:style-name="T12">的，囡仔人一定愛食。</text:span></text:p>
      <text:p text:style-name="P2"><text:span text:style-name="T11">Tsit tè pháng lāi-té ê ānn sī khu-lì-mù--ê, gín-á-lâng it-tīng ài tsia̍h. </text:span><text:span text:style-name="T17">【克林姆 </text:span><text:span text:style-name="T11">khu-lì-mù </text:span><text:span text:style-name="T17">】</text:span></text:p>
      <text:p text:style-name="Text_20_body"/>
      <text:p text:style-name="P2"><text:span text:style-name="T12">這塊</text:span><text:span text:style-name="T2">pháng</text:span><text:span text:style-name="T12">內底的</text:span><text:span text:style-name="T2">khu-lì-mù</text:span><text:span text:style-name="T12">猶閣燒燒，囡仔人一定愛食。</text:span></text:p>
      <text:p text:style-name="P2"><text:span text:style-name="T11">Tsit tè pháng lāi-té ê khu-lì-mù iáu-koh sio-sio, gín-á-lâng it-tīng ài tsia̍h. </text:span><text:span text:style-name="T17">【克林姆 </text:span><text:span text:style-name="T11">khu-lì-mù </text:span><text:span text:style-name="T17">】</text:span></text:p>
      <text:p text:style-name="Text_20_body"/>
      <text:p text:style-name="P2"><text:span text:style-name="T12">電腦時行了後，聽</text:span><text:span text:style-name="T2">la-jí-ooh</text:span><text:span text:style-name="T12">的人就沓沓仔較少矣。</text:span></text:p>
      <text:p text:style-name="P2"><text:span text:style-name="T11">Tiān-náu sî-kiânn liáu-āu, thiann la-jí-ooh ê lâng tō ta̍uh-ta̍uh-á khah tsió--ah. </text:span><text:span text:style-name="T17">【收音機 </text:span><text:span text:style-name="T11">la-jí-ooh </text:span><text:span text:style-name="T17">】</text:span></text:p>
      <text:p text:style-name="Text_20_body"/>
      <text:p text:style-name="P2"><text:span text:style-name="T12">人咧招拍球，緊來去借一支</text:span><text:span text:style-name="T2">la-kiat-tooh</text:span><text:span text:style-name="T12">。</text:span></text:p>
      <text:p text:style-name="P2"><text:span text:style-name="T11">Lâng leh tsio phah-kiû, kín lâi-khì tsioh tsi̍t ki la-kiat-tooh. </text:span><text:span text:style-name="T17">【球拍 </text:span><text:span text:style-name="T11">la-kiat-tooh </text:span><text:span text:style-name="T17">】</text:span></text:p>
      <text:p text:style-name="Text_20_body"/>
      <text:p text:style-name="P2"><text:span text:style-name="T12">這件代誌到今應該算是</text:span><text:span text:style-name="T2">la̋i-jiòo-bù</text:span><text:span text:style-name="T12">矣。</text:span></text:p>
      <text:p text:style-name="P2"><text:span text:style-name="T11">Tsit kiānn tāi-tsì kàu-tann ing-kai sǹg-sī la̋i-jiòo-bù--ah. </text:span><text:span text:style-name="T17">【沒問題 </text:span><text:span text:style-name="T11">la̋i-jiòo-bù </text:span><text:span text:style-name="T17">】</text:span></text:p>
      <text:p text:style-name="P14"><text:soft-page-break/><text:span text:style-name="T20">安啦，遮有我佇咧，一定</text:span><text:span text:style-name="T21">la̋i-jiòo-bù</text:span><text:span text:style-name="T20">啦。</text:span></text:p>
      <text:p text:style-name="P2"><text:span text:style-name="T11">An--lah, tsia ū guá tī--leh, it-tīng la̋i-jiòo-bù--lah. </text:span><text:span text:style-name="T17">【安全 </text:span><text:span text:style-name="T11">la̋i-jiòo-bù </text:span><text:span text:style-name="T17">】</text:span></text:p>
      <text:p text:style-name="Text_20_body"/>
      <text:p text:style-name="P2"><text:span text:style-name="T12">做你放心，有我佇遮，一定</text:span><text:span text:style-name="T2">la̋i-jiòo-bù</text:span><text:span text:style-name="T12">啦。</text:span></text:p>
      <text:p text:style-name="P2"><text:span text:style-name="T11">Tsò lí hòng-sim, ū guá tī tsia, it-tīng la̋i-jiòo-bù--lah. </text:span><text:span text:style-name="T17">【放心 </text:span><text:span text:style-name="T11">la̋i-jiòo-bù </text:span><text:span text:style-name="T17">】</text:span></text:p>
      <text:p text:style-name="Text_20_body"/>
      <text:p text:style-name="P2"><text:span text:style-name="T12">天氣變熱，足濟查埔人咧穿</text:span><text:span text:style-name="T2">la̋i-lín-gù</text:span><text:span text:style-name="T12">。</text:span></text:p>
      <text:p text:style-name="P2"><text:span text:style-name="T11">Thinn-khì piàn jua̍h, tsiok tsē ta-poo-lâng leh tshīng la̋i-lín-gù. </text:span><text:span text:style-name="T17">【無袖背心 </text:span><text:span text:style-name="T11">la̋i-lín-gù </text:span><text:span text:style-name="T17">】</text:span></text:p>
      <text:p text:style-name="Text_20_body"/>
      <text:p text:style-name="P2"><text:span text:style-name="T12">買香的時陣，頭家會送一寡</text:span><text:span text:style-name="T2">lài-tah</text:span><text:span text:style-name="T12">。</text:span></text:p>
      <text:p text:style-name="P2"><text:span text:style-name="T11">Bé hiunn ê sî-tsūn, thâu-ke ē sàng tsi̍t-kuá lài-tah. </text:span><text:span text:style-name="T17">【打火機 </text:span><text:span text:style-name="T11">lài-tah </text:span><text:span text:style-name="T17">】</text:span></text:p>
      <text:p text:style-name="Text_20_body"/>
      <text:p text:style-name="P2"><text:span text:style-name="T12">我想欲食薰，你有</text:span><text:span text:style-name="T2">lài-tah</text:span><text:span text:style-name="T12">無？</text:span></text:p>
      <text:p text:style-name="P2"><text:span text:style-name="T11">Guá siūnn beh tsia̍h-hun, lí ū lài-tah--bô? </text:span><text:span text:style-name="T17">【打火機 </text:span><text:span text:style-name="T11">lài-tah </text:span><text:span text:style-name="T17">】</text:span></text:p>
      <text:p text:style-name="Text_20_body"/>
      <text:p text:style-name="P2"><text:span text:style-name="T12">這項菜內底有摻</text:span><text:span text:style-name="T2">le-bóng</text:span><text:span text:style-name="T12">著毋？</text:span><text:span text:style-name="T2">Le-bóng</text:span><text:span text:style-name="T12">味真厚真芳。</text:span></text:p>
      <text:p text:style-name="P2"><text:span text:style-name="T11">Tsit hāng tshài lāi-té ū tsham le-bóng tio̍h--m̄? Le-bóng bī tsin kāu tsin phang. </text:span><text:span text:style-name="T17">【檸檬 </text:span><text:span text:style-name="T11">le-bóng </text:span><text:span text:style-name="T17">】</text:span></text:p>
      <text:p text:style-name="Text_20_body"/>
      <text:p text:style-name="P2"><text:span text:style-name="T12">有一寡</text:span><text:span text:style-name="T2">cosplay</text:span><text:span text:style-name="T12">的衫是有車</text:span><text:span text:style-name="T2">lè-sìr</text:span><text:span text:style-name="T12">的。</text:span></text:p>
      <text:p text:style-name="P2"><text:span text:style-name="T11">Ū tsi̍t-kuá cosplay ê sann sī ū tshia lè-sìr--ê. </text:span><text:span text:style-name="T17">【蕾絲花邊 </text:span><text:span text:style-name="T11">lè-sìr </text:span><text:span text:style-name="T17">】</text:span></text:p>
      <text:p text:style-name="Text_20_body"/>
      <text:p text:style-name="P2"><text:span text:style-name="T12">彼台</text:span><text:span text:style-name="T2">li-á-khah</text:span><text:span text:style-name="T12">後壁載足濟物件。</text:span></text:p>
      <text:p text:style-name="P2"><text:span text:style-name="T11">Hit tâi li-á-khah āu-piah tsài tsiok tsē mi̍h-kiānn. </text:span><text:span text:style-name="T17">【臺車 </text:span><text:span text:style-name="T11">li-á-khah </text:span><text:span text:style-name="T17">】</text:span></text:p>
      <text:p text:style-name="Text_20_body"/>
      <text:p text:style-name="P2"><text:span text:style-name="T12">彼台</text:span><text:span text:style-name="T2">li-á-khah</text:span><text:span text:style-name="T12">的後壁車足濟物件。</text:span></text:p>
      <text:p text:style-name="P2"><text:span text:style-name="T11">Hit tâi li-á-khah ê āu-piah tshia tsiok tsē mi̍h-kiānn. </text:span><text:span text:style-name="T17">【拖車 </text:span><text:span text:style-name="T11">li-á-khah </text:span><text:span text:style-name="T17">】</text:span></text:p>
      <text:p text:style-name="Text_20_body"/>
      <text:p text:style-name="P2"><text:span text:style-name="T12">彼台</text:span><text:span text:style-name="T2">li-á-khah</text:span><text:span text:style-name="T12">的頂懸載足濟物件。</text:span></text:p>
      <text:p text:style-name="P2"><text:span text:style-name="T11">Hit tâi li-á-khah ê tíng-kuân tsài tsiok tsē mi̍h-kiānn. </text:span><text:span text:style-name="T17">【台車 </text:span><text:span text:style-name="T11">li-á-khah </text:span><text:span text:style-name="T17">】</text:span></text:p>
      <text:p text:style-name="P14"><text:soft-page-break/><text:span text:style-name="T20">古早人攏用</text:span><text:span text:style-name="T21">lia̋n-táng</text:span><text:span text:style-name="T20">起火。</text:span></text:p>
      <text:p text:style-name="P2"><text:span text:style-name="T11">Kóo-tsá-lâng lóng īng lia̋n-táng khí-hué. </text:span><text:span text:style-name="T17">【煤球 </text:span><text:span text:style-name="T11">lia̋n-táng </text:span><text:span text:style-name="T17">】</text:span></text:p>
      <text:p text:style-name="Text_20_body"/>
      <text:p text:style-name="P2"><text:span text:style-name="T2">Li̋n-jín</text:span><text:span text:style-name="T12">加食一寡對目睭蓋好蓋有幫助。</text:span></text:p>
      <text:p text:style-name="P2"><text:span text:style-name="T11">Li̋n-jín ke tsia̍h--tsi̍t-kuá tuì ba̍k-tsiu kài hó kài ū pang-tsōo. </text:span><text:span text:style-name="T17">【紅蘿蔔 </text:span><text:span text:style-name="T11">li̋n-jín </text:span><text:span text:style-name="T17">】</text:span></text:p>
      <text:p text:style-name="Text_20_body"/>
      <text:p text:style-name="P2"><text:span text:style-name="T12">加食</text:span><text:span text:style-name="T2">li̋n-jín</text:span><text:span text:style-name="T12">對目睭有真大的幫助。</text:span></text:p>
      <text:p text:style-name="P2"><text:span text:style-name="T11">Ke tsia̍h li̋n-jín tuì ba̍k-tsiu ū tsin tuā ê pang-tsōo. </text:span><text:span text:style-name="T17">【紅蘿蔔 </text:span><text:span text:style-name="T11">li̋n-jín </text:span><text:span text:style-name="T17">】</text:span></text:p>
      <text:p text:style-name="Text_20_body"/>
      <text:p text:style-name="P2"><text:span text:style-name="T12">較早</text:span><text:span text:style-name="T2">lìn-gòo</text:span><text:span text:style-name="T12">是蓋貴重的果子。</text:span></text:p>
      <text:p text:style-name="P2"><text:span text:style-name="T11">Khah-tsá lìn-gòo sī kài kuì-tiōng ê kué-tsí. </text:span><text:span text:style-name="T17">【蘋果 </text:span><text:span text:style-name="T11">lìn-gòo </text:span><text:span text:style-name="T17">】</text:span></text:p>
      <text:p text:style-name="Text_20_body"/>
      <text:p text:style-name="P2"><text:span text:style-name="T12">較早有一款</text:span><text:span text:style-name="T2">lìn-gòo</text:span><text:span text:style-name="T12">叫做五爪</text:span><text:span text:style-name="T2">lìn-gòo</text:span><text:span text:style-name="T12">，是蓋貴重的物件。</text:span></text:p>
      <text:p text:style-name="P2"><text:span text:style-name="T11">Khah-tsá ū tsi̍t khuán lìn-gòo kiò-tsò gōo-jiáu lìn-gòo, sī kài kuì-tiōng ê mi̍h-kiānn. </text:span><text:span text:style-name="T17">【蘋果 </text:span><text:span text:style-name="T11">lìn-gòo </text:span><text:span text:style-name="T17">】</text:span></text:p>
      <text:p text:style-name="Text_20_body"/>
      <text:p text:style-name="P2"><text:span text:style-name="T12">你若無提</text:span><text:span text:style-name="T2">loo-lái-bà</text:span><text:span text:style-name="T12">捘會捘袂絚。</text:span></text:p>
      <text:p text:style-name="P2"><text:span text:style-name="T11">Lí nā bô the̍h loo-lái-bà tsūn ē tsūn bē ân. </text:span><text:span text:style-name="T17">【螺絲起子 </text:span><text:span text:style-name="T11">loo-lái-bà </text:span><text:span text:style-name="T17">】</text:span></text:p>
      <text:p text:style-name="Text_20_body"/>
      <text:p text:style-name="P2"><text:span text:style-name="T12">彼</text:span><text:span text:style-name="T2">lòo-suh</text:span><text:span text:style-name="T12">炒筍絲蓋好食，蓋著味喔。</text:span></text:p>
      <text:p text:style-name="P2"><text:span text:style-name="T11">He lòo-suh tshá sún-si kài hó-tsia̍h, kài tio̍h-bī--oo. </text:span><text:span text:style-name="T17">【里脊肉 </text:span><text:span text:style-name="T11">lòo-suh </text:span><text:span text:style-name="T17">】</text:span></text:p>
      <text:p text:style-name="Text_20_body"/>
      <text:p text:style-name="P2"><text:span text:style-name="T12">猶原有袂少人會穿</text:span><text:span text:style-name="T2">lóo-lí-á</text:span><text:span text:style-name="T12">。</text:span></text:p>
      <text:p text:style-name="P2"><text:span text:style-name="T11">Iu-guân ū bē tsió lâng ē tshīng lóo-lí-á. </text:span><text:span text:style-name="T17">【橡膠拖鞋 </text:span><text:span text:style-name="T11">lóo-lí-á </text:span><text:span text:style-name="T17">】</text:span></text:p>
      <text:p text:style-name="Text_20_body"/>
      <text:p text:style-name="P2"><text:span text:style-name="T12">有朋友感覺穿</text:span><text:span text:style-name="T2">lóo-lí-á</text:span><text:span text:style-name="T12">出門是真失禮的代誌。</text:span></text:p>
      <text:p text:style-name="P2"><text:span text:style-name="T11">Ū pîng-iú kám-kak tshīng lóo-lí-á tshut-mn̂g sī tsin sit-lé ê tāi-tsì. </text:span><text:span text:style-name="T17">【橡膠拖鞋 </text:span><text:span text:style-name="T11">lóo-lí-á </text:span><text:span text:style-name="T17">】</text:span></text:p>
      <text:p text:style-name="Text_20_body"/>
      <text:p text:style-name="P2"><text:span text:style-name="T12">先生，伊這幾工拍寒拍熱，敢會是著</text:span><text:span text:style-name="T2">ma-lá-lí-á</text:span><text:span text:style-name="T12">？</text:span></text:p>
      <text:p text:style-name="P2"><text:span text:style-name="T11">Sian-sinn, i tsit kuí kang phah-kuânn-phah-jua̍h, kám ē sī tio̍h ma-lá-lí-á? </text:span><text:span text:style-name="T17">【瘧疾 </text:span><text:span text:style-name="T11">ma-lá-lí-á </text:span><text:span text:style-name="T17">】</text:span></text:p>
      <text:p text:style-name="P14"><text:soft-page-break/><text:span text:style-name="T21">Sia̋n-sé</text:span><text:span text:style-name="T20">，伊這幾工連鞭喝寒連鞭喝熱，敢是著</text:span><text:span text:style-name="T21">ma-lá-lí-á</text:span><text:span text:style-name="T20">？</text:span></text:p>
      <text:p text:style-name="P2"><text:span text:style-name="T11">Sia̋n-sé, i tsit kuí kang liâm-mi huah kuânn liâm-mi huah jua̍h, kám sī tio̍h ma-lá-lí-á? </text:span><text:span text:style-name="T17">【瘧疾 </text:span><text:span text:style-name="T11">ma-lá-lí-á </text:span><text:span text:style-name="T17">】</text:span></text:p>
      <text:p text:style-name="Text_20_body"/>
      <text:p text:style-name="P2"><text:span text:style-name="T12">毋好猶未減肥就去參加</text:span><text:span text:style-name="T2">ma-lá-sóng</text:span><text:span text:style-name="T12">，會死人。</text:span></text:p>
      <text:p text:style-name="P2"><text:span text:style-name="T11">M̄ hó iáu-bē kiám-puî tō khì tsham-ka ma-lá-sóng, ē sí-lâng. </text:span><text:span text:style-name="T17">【馬拉松 </text:span><text:span text:style-name="T11">ma-lá-sóng </text:span><text:span text:style-name="T17">】</text:span></text:p>
      <text:p text:style-name="Text_20_body"/>
      <text:p text:style-name="P2"><text:span text:style-name="T12">你人無爽快會用得去予人</text:span><text:span text:style-name="T2">ma-sà-tsì</text:span><text:span text:style-name="T12">一下。</text:span></text:p>
      <text:p text:style-name="P2"><text:span text:style-name="T11">Lí lâng bô sóng-khuài ē-īng-eh khì hōo lâng ma-sà-tsì--tsi̍t-ē. </text:span><text:span text:style-name="T17">【馬殺雞 </text:span><text:span text:style-name="T11">ma-sà-tsì </text:span><text:span text:style-name="T17">】</text:span></text:p>
      <text:p text:style-name="Text_20_body"/>
      <text:p text:style-name="P2"><text:span text:style-name="T12">你人無爽快會用得去</text:span><text:span text:style-name="T2">hông ma-sà-tsì</text:span><text:span text:style-name="T12">一下。</text:span></text:p>
      <text:p text:style-name="P2"><text:span text:style-name="T11">Lí lâng bô sóng-khuài ē-īng-eh khì hông ma-sà-tsìì--tsi̍t-ē. </text:span><text:span text:style-name="T17">【按摩 </text:span><text:span text:style-name="T11">ma-sà-tsì </text:span><text:span text:style-name="T17">】</text:span></text:p>
      <text:p text:style-name="Text_20_body"/>
      <text:p text:style-name="P2"><text:span text:style-name="T12">這看價數就知影毋是做一般的</text:span><text:span text:style-name="T2">ma-sà-tsì</text:span><text:span text:style-name="T12">。</text:span></text:p>
      <text:p text:style-name="P2"><text:span text:style-name="T11">Tse khuànn kè-siàu tō tsai-iánn m̄ sī tsò it-puann ê ma-sà-tsì. </text:span><text:span text:style-name="T17">【色情按摩 </text:span><text:span text:style-name="T11">ma-sà-tsì </text:span><text:span text:style-name="T17">】</text:span></text:p>
      <text:p text:style-name="Text_20_body"/>
      <text:p text:style-name="P2"><text:span text:style-name="T12">彼个阿伯逐擺提著</text:span><text:span text:style-name="T2">mái-kù</text:span><text:span text:style-name="T12">就毋肯放，你愛較注意毋好予伊上台。</text:span></text:p>
      <text:p text:style-name="P2"><text:span text:style-name="T11">Hit ê a-peh ta̍k-pái the̍h-tio̍h mái-kù tō m̄ khíng pàng, lí ài khah tsù-ì m̄ hó hōo i tsiūnn-tâi. </text:span><text:span text:style-name="T17">【麥克風 </text:span><text:span text:style-name="T11">mái-kù </text:span><text:span text:style-name="T17">】</text:span></text:p>
      <text:p text:style-name="Text_20_body"/>
      <text:p text:style-name="P2"><text:span text:style-name="T12">彼个阿桑見擺攑</text:span><text:span text:style-name="T2">mái-kù</text:span><text:span text:style-name="T12">攏袂癮放，實在有影是乎。</text:span></text:p>
      <text:p text:style-name="P2"><text:span text:style-name="T11">Hit ê a-sáng kiàn-pái gia̍h mái-kù lóng bē giàn pàng, si̍t-tsāi ū-iánn sī--honnh. </text:span><text:span text:style-name="T17">【麥克風 </text:span><text:span text:style-name="T11">mái-kù </text:span><text:span text:style-name="T17">】</text:span></text:p>
      <text:p text:style-name="Text_20_body"/>
      <text:p text:style-name="P2"><text:span text:style-name="T12">你若無棄嫌，會當用</text:span><text:span text:style-name="T2">me-lí-á</text:span><text:span text:style-name="T12">枋落去做裝潢。</text:span></text:p>
      <text:p text:style-name="P2"><text:span text:style-name="T11">Lí nā-bô khì-hiâm, ē-tàng iōng me-lí-á-pang lo̍h-khì tsò tsong-hông. </text:span><text:span text:style-name="T17">【三夾板 </text:span><text:span text:style-name="T11">me-lí-á </text:span><text:span text:style-name="T17">】</text:span></text:p>
      <text:p text:style-name="Text_20_body"/>
      <text:p text:style-name="P2"><text:span text:style-name="T12">你若無棄嫌，用</text:span><text:span text:style-name="T2">me-lí-á</text:span><text:span text:style-name="T12">枋</text:span><text:span text:style-name="T2">lueh</text:span><text:span text:style-name="T12">做裝潢就真媠矣。</text:span></text:p>
      <text:p text:style-name="P2"><text:span text:style-name="T11">Lí nā bô khì-hiâm, iōng me-lí-á-pang lueh tsò tsong-hông tō tsin suí--ah. </text:span><text:span text:style-name="T17">【三夾板 </text:span><text:span text:style-name="T11">me-lí-á </text:span><text:span text:style-name="T17">】</text:span></text:p>
      <text:p text:style-name="Text_20_body"/>
      <text:p text:style-name="Text_20_body"/>
      <text:p text:style-name="P2"><text:soft-page-break/><text:span text:style-name="T12">最近</text:span><text:span text:style-name="T2">me-lóng</text:span><text:span text:style-name="T12">已經大出矣，會當加買一點仔。</text:span></text:p>
      <text:p text:style-name="P2"><text:span text:style-name="T11">Tsuè-kīn me-lóng í-king tuā-tshut--ah, ē-tàng ke bé--tsi̍t-tiám-á. </text:span><text:span text:style-name="T17">【香瓜 </text:span><text:span text:style-name="T11">me-lóng </text:span><text:span text:style-name="T17">】</text:span></text:p>
      <text:p text:style-name="Text_20_body"/>
      <text:p text:style-name="P2"><text:span text:style-name="T12">你好，這是我的</text:span><text:span text:style-name="T2">mè-sì</text:span><text:span text:style-name="T12">，面頂有阮公司的住址佮電話。</text:span></text:p>
      <text:p text:style-name="P2"><text:span text:style-name="T11">Lí hó, tse sī guá ê mè-sì, bīn-tíng ū gún kong-si ê tsū-tsí kah tiān-uē. </text:span><text:span text:style-name="T17">【名片 </text:span><text:span text:style-name="T11">mè-sì </text:span><text:span text:style-name="T17">】</text:span></text:p>
      <text:p text:style-name="Text_20_body"/>
      <text:p text:style-name="P2"><text:span text:style-name="T12">阿媽的</text:span><text:span text:style-name="T2">mi-sín</text:span><text:span text:style-name="T12">會當車足濟款物件出來。</text:span></text:p>
      <text:p text:style-name="P2"><text:span text:style-name="T11">A-má ê mi-sín ē-tàng tshia tsiok tsē khuán mi̍h-kiānn tshut--lâi. </text:span><text:span text:style-name="T17">【裁縫車 </text:span><text:span text:style-name="T11">mi-sín </text:span><text:span text:style-name="T17">】</text:span></text:p>
      <text:p text:style-name="Text_20_body"/>
      <text:p text:style-name="P2"><text:span text:style-name="T12">你欲摻</text:span><text:span text:style-name="T2">mí-sooh</text:span><text:span text:style-name="T12">進前愛先試一下仔鹹汫，有的鹹汫無啥仝款。</text:span></text:p>
      <text:p text:style-name="P2"><text:span text:style-name="T11">Lí beh tsham mí-sooh tsìn-tsîng ài sing tshì tsi̍t-ē-á kiâm-tsiánn, ū ê kiâm-tsiánn bô siánn kāng-khuán. </text:span><text:span text:style-name="T17">【味噌 </text:span><text:span text:style-name="T11">mí-sooh </text:span><text:span text:style-name="T17">】</text:span></text:p>
      <text:p text:style-name="Text_20_body"/>
      <text:p text:style-name="P2"><text:span text:style-name="T12">彼</text:span><text:span text:style-name="T2">mòo-tà</text:span><text:span text:style-name="T12">有淡薄仔燒燒矣，愛歇睏一下毋好予伊紡歹去。</text:span></text:p>
      <text:p text:style-name="P2"><text:span text:style-name="T11">He mòo-tà ū tām-po̍h-á sio-sio--ah, ài hioh-khùn--tsi̍t-ē m̄ hó hōo i pháng pháinn--khì. </text:span><text:span text:style-name="T17">【馬達 </text:span><text:span text:style-name="T11">mòo-tà </text:span><text:span text:style-name="T17">】</text:span></text:p>
      <text:p text:style-name="Text_20_body"/>
      <text:p text:style-name="P2"><text:span text:style-name="T12">其實有蓋濟款衫攏用</text:span><text:span text:style-name="T2">na̋i-lóng</text:span><text:span text:style-name="T12">做的。</text:span></text:p>
      <text:p text:style-name="P2"><text:span text:style-name="T11">Kî-si̍t ū kài tsē khuán sann lóng īng na̋i-lóng tsò--ê. </text:span><text:span text:style-name="T17">【耐龍 </text:span><text:span text:style-name="T11">na̋i-lóng </text:span><text:span text:style-name="T17">】</text:span></text:p>
      <text:p text:style-name="Text_20_body"/>
      <text:p text:style-name="P2"><text:span text:style-name="T12">入去正式的所在進前，攏愛先掛</text:span><text:span text:style-name="T2">ne-kut-tái</text:span><text:span text:style-name="T12">。</text:span></text:p>
      <text:p text:style-name="P2"><text:span text:style-name="T11">Ji̍p-khì tsìng-sik ê sóo-tsāi tsìn-tsîng, lóng ài sing kuà ne-kut-tái. </text:span><text:span text:style-name="T17">【領帶 </text:span><text:span text:style-name="T11">ne-kut-tái </text:span><text:span text:style-name="T17">】</text:span></text:p>
      <text:p text:style-name="Text_20_body"/>
      <text:p text:style-name="P2"><text:span text:style-name="T12">伊頭殼</text:span><text:span text:style-name="T2">nőo-sín</text:span><text:span text:style-name="T12">去矣莫插伊。</text:span></text:p>
      <text:p text:style-name="P2"><text:span text:style-name="T11">I thâu-khak nőo-sín khì--ah mài tshap--i. </text:span><text:span text:style-name="T17">【腦筋不正常 </text:span><text:span text:style-name="T11">nőo-sín </text:span><text:span text:style-name="T17">】</text:span></text:p>
      <text:p text:style-name="Text_20_body"/>
      <text:p text:style-name="P2"><text:span text:style-name="T12">這</text:span><text:span text:style-name="T2">nóo-lih</text:span><text:span text:style-name="T12">有摻麻仔足芳呢！</text:span></text:p>
      <text:p text:style-name="P2"><text:span text:style-name="T11">Tse nóo-lih ū tsham muâ-á tsiok phang--neh! </text:span><text:span text:style-name="T17">【海苔 </text:span><text:span text:style-name="T11">nóo-lih </text:span><text:span text:style-name="T17">】</text:span></text:p>
      <text:p text:style-name="Text_20_body"/>
      <text:p text:style-name="Text_20_body"/>
      <text:p text:style-name="P2"><text:soft-page-break/><text:span text:style-name="T2">Oo-bá-sán</text:span><text:span text:style-name="T12">你好，你欲愛的物件佇遮。</text:span></text:p>
      <text:p text:style-name="P2"><text:span text:style-name="T11">Oo-bá-sán lí hó, lí beh ài ê mi̍h-kiānn tī tsia. </text:span><text:span text:style-name="T17">【歐巴桑 </text:span><text:span text:style-name="T11">oo-bá-sán </text:span><text:span text:style-name="T17">】</text:span></text:p>
      <text:p text:style-name="Text_20_body"/>
      <text:p text:style-name="P2"><text:span text:style-name="T2">Oo-jí-sáng</text:span><text:span text:style-name="T12">失禮，你講話較慢咧，我拄才聽無清楚。</text:span></text:p>
      <text:p text:style-name="P2"><text:span text:style-name="T11">Oo-jí-sáng sit-lé, lí kóng-uē kah bān--leh, guá tú-tsiah thiann bô tshing-tshóo. </text:span><text:span text:style-name="T17">【歐吉桑 </text:span><text:span text:style-name="T11">oo-jí-sáng </text:span><text:span text:style-name="T17">】</text:span></text:p>
      <text:p text:style-name="Text_20_body"/>
      <text:p text:style-name="P2"><text:span text:style-name="T2">Seven-eleven</text:span><text:span text:style-name="T12">的</text:span><text:span text:style-name="T2">oo-lián</text:span><text:span text:style-name="T12">規工攏有咧賣。</text:span></text:p>
      <text:p text:style-name="P2"><text:span text:style-name="T11">Seven-eleven ê oo-lián kui kang lóng ū leh bē. </text:span><text:span text:style-name="T17">【黑輪 </text:span><text:span text:style-name="T11">oo-lián </text:span><text:span text:style-name="T17">】</text:span></text:p>
      <text:p text:style-name="Text_20_body"/>
      <text:p text:style-name="P2"><text:span text:style-name="T12">這身</text:span><text:span text:style-name="T2">oo-lín-gióo</text:span><text:span text:style-name="T12">妝甲媠媠媠閣袂傷貴呢。</text:span></text:p>
      <text:p text:style-name="P2"><text:span text:style-name="T11">Tsit sin oo-lín-gióo tsng kah suí-suí-suí koh bē siunn kuì--neh. </text:span><text:span text:style-name="T17">【人偶 </text:span><text:span text:style-name="T11">oo-lín-gióo </text:span><text:span text:style-name="T17">】</text:span></text:p>
      <text:p text:style-name="Text_20_body"/>
      <text:p text:style-name="P2"><text:span text:style-name="T12">這間店賣的</text:span><text:span text:style-name="T2">oo-lín-gióo</text:span><text:span text:style-name="T12">攏蓋貴。</text:span></text:p>
      <text:p text:style-name="P2"><text:span text:style-name="T11">Tsit king tiàm bē ê oo-lín-gióo lóng kài kuì. </text:span><text:span text:style-name="T17">【洋娃娃 </text:span><text:span text:style-name="T11">oo-lín-gióo </text:span><text:span text:style-name="T17">】</text:span></text:p>
      <text:p text:style-name="Text_20_body"/>
      <text:p text:style-name="P2"><text:span text:style-name="T2">Oo-nè-sàng</text:span><text:span text:style-name="T12">你的氣口嘛莫遐爾歹，你先坐落來，有啥物代誌咱好好仔講啦乎。</text:span></text:p>
      <text:p text:style-name="P2"><text:span text:style-name="T11">Oo-nè-sàng lí ê khuì-kháu mā mài hiah-nī pháinn, lí sing tsē--lo̍h-lâi, ū siánn-mih tāi-tsì lán hó-hó-á kóng--lah--honnh. </text:span><text:span text:style-name="T17">【大姐 </text:span><text:span text:style-name="T11">oo-nè-sàng </text:span><text:span text:style-name="T17">】</text:span></text:p>
      <text:p text:style-name="Text_20_body"/>
      <text:p text:style-name="P2"><text:span text:style-name="T2">Oo-tóo-bái</text:span><text:span text:style-name="T12">是非常平常的交通工具，全台灣揣無人袂曉騎</text:span><text:span text:style-name="T2">oo-tóo-bái</text:span><text:span text:style-name="T12">的。</text:span></text:p>
      <text:p text:style-name="P2"><text:span text:style-name="T11">Oo-tóo-bái sī hui-siông pîng-siông ê kau-thong kang-khū, tsuân Tâi-uân tshuē bô lâng bē-hiáu khiâ oo-tóo-bái--ê. </text:span><text:span text:style-name="T17">【機車 </text:span><text:span text:style-name="T11">oo-tóo-bái </text:span><text:span text:style-name="T17">】</text:span></text:p>
      <text:p text:style-name="Text_20_body"/>
      <text:p text:style-name="P2"><text:span text:style-name="T12">天氣咧反寒矣，疊一領</text:span><text:span text:style-name="T2">òo-bà</text:span><text:span text:style-name="T12">較好。</text:span></text:p>
      <text:p text:style-name="P2"><text:span text:style-name="T11">Thinn-khì leh huán kuânn--ah, tha̍h tsi̍t niá òo-bà khah hó. </text:span><text:span text:style-name="T17">【大衣 </text:span><text:span text:style-name="T11">òo-bà </text:span><text:span text:style-name="T17">】</text:span></text:p>
      <text:p text:style-name="Text_20_body"/>
      <text:p text:style-name="P2"><text:span text:style-name="T2">Pha-tsìn-kòo</text:span><text:span text:style-name="T12">這陣佇台灣較無流行矣。</text:span></text:p>
      <text:p text:style-name="P2"><text:span text:style-name="T11">Pha-tsìn-kòo tsit-tsūn tī Tâi-uân khah bô liû-hîng--ah. </text:span><text:span text:style-name="T17">【柏青哥 </text:span><text:span text:style-name="T11">pha-tsìn-kòo </text:span><text:span text:style-name="T17">】</text:span></text:p>
      <text:p text:style-name="Text_20_body"/>
      <text:p text:style-name="P2"><text:soft-page-break/><text:span text:style-name="T2">Tsioo-kóo-lè-tòo</text:span><text:span text:style-name="T12">乎愛選七十五</text:span><text:span text:style-name="T2">pha̋-siàn-tòo</text:span><text:span text:style-name="T12">以上的對身體較好。</text:span></text:p>
      <text:p text:style-name="P2"><text:span text:style-name="T11">Tsioo-kóo-lè-tòo--honnh ài suán tshit-tsa̍p-gōo pha̋-siàn-tòo í-siōng--ê tuì sin-thé khah hó. </text:span><text:span text:style-name="T17">【百分比 </text:span><text:span text:style-name="T11">pha̋-siàn-tòo </text:span><text:span text:style-name="T17">】</text:span></text:p>
      <text:p text:style-name="Text_20_body"/>
      <text:p text:style-name="P2"><text:span text:style-name="T12">台北市長的候選人內面，柯</text:span><text:span text:style-name="T2">P</text:span><text:span text:style-name="T12">的支持度</text:span><text:span text:style-name="T2">pha̋-siàn-tòo</text:span><text:span text:style-name="T12">較懸。</text:span></text:p>
      <text:p text:style-name="P2"><text:span text:style-name="T11">Tâi-pak tshī-tiúnn ê hāu-suán-jîn lāi-bīn, Kho-P ê tsi-tshî-tōo pha̋-siàn-tòo khah kuân. </text:span><text:span text:style-name="T17">【百分率 </text:span><text:span text:style-name="T11">pha̋-siàn-tòo </text:span><text:span text:style-name="T17">】</text:span></text:p>
      <text:p text:style-name="Text_20_body"/>
      <text:p text:style-name="P2"><text:span text:style-name="T12">這間</text:span><text:span text:style-name="T2">pháng</text:span><text:span text:style-name="T12">店內底的</text:span><text:span text:style-name="T2">pháng</text:span><text:span text:style-name="T12">芳甲敢若啥，敢是有摻一寡阿沙不魯的化學藥品？</text:span></text:p>
      <text:p text:style-name="P2"><text:span text:style-name="T11">Tsit king pháng-tiàm lāi-té ê pháng phang kah ká-ná siannh, kám-sī ū tsham tsi̍t-kuá a-sa-puh-luh ê huà-ha̍k io̍h-phín? </text:span><text:span text:style-name="T17">【麵包 </text:span><text:span text:style-name="T11">pháng </text:span><text:span text:style-name="T17">】</text:span></text:p>
      <text:p text:style-name="Text_20_body"/>
      <text:p text:style-name="P2"><text:span text:style-name="T12">彼跤踏車</text:span><text:span text:style-name="T2">phàng-kù</text:span><text:span text:style-name="T12">矣，愛去補內胎矣。</text:span></text:p>
      <text:p text:style-name="P2"><text:span text:style-name="T11">He kha-ta̍h-tshia phàng-kù--ah, ài khì póo lāi-thai--ah. </text:span><text:span text:style-name="T17">【爆胎 </text:span><text:span text:style-name="T11">phàng-kù </text:span><text:span text:style-name="T17">】</text:span></text:p>
      <text:p text:style-name="Text_20_body"/>
      <text:p text:style-name="P2"><text:span text:style-name="T12">對學音樂的人來講，會曉搬</text:span><text:span text:style-name="T2">phi-á-nooh</text:span><text:span text:style-name="T12">是蓋基本的代誌。</text:span></text:p>
      <text:p text:style-name="P2"><text:span text:style-name="T11">Tuì o̍h im-ga̍k ê lâng lâi kóng, ē-hiáu puann phi-á-nooh sī kài ki-pún ê tāi-tsì. </text:span><text:span text:style-name="T17">【鋼琴 </text:span><text:span text:style-name="T11">phi-á-nooh </text:span><text:span text:style-name="T17">】</text:span></text:p>
      <text:p text:style-name="Text_20_body"/>
      <text:p text:style-name="P2"><text:span text:style-name="T12">啥人去鬥提一支</text:span><text:span text:style-name="T2">phiàn-tsih</text:span><text:span text:style-name="T12">來共釘仔鋏予開。</text:span></text:p>
      <text:p text:style-name="P2"><text:span text:style-name="T11">Siánn-lâng khì tàu the̍h tsi̍t ki phiàn-tsih lâi kā ting-á giap hoo khui. </text:span><text:span text:style-name="T17">【鐵鉗 </text:span><text:span text:style-name="T11">phiàn-tsih </text:span><text:span text:style-name="T17">】</text:span></text:p>
      <text:p text:style-name="Text_20_body"/>
      <text:p text:style-name="P2"><text:span text:style-name="T12">咱會使拍</text:span><text:span text:style-name="T2">phi̋n-phóng</text:span><text:span text:style-name="T12">來練身體。</text:span></text:p>
      <text:p text:style-name="P2"><text:span text:style-name="T11">Lán ē-sái phah phi̋n-phóng lâi liān sin-thé. </text:span><text:span text:style-name="T17">【桌球 </text:span><text:span text:style-name="T11">phi̋n-phóng </text:span><text:span text:style-name="T17">】</text:span></text:p>
      <text:p text:style-name="Text_20_body"/>
      <text:p text:style-name="P2"><text:span text:style-name="T2">Phi̋n-phóng</text:span><text:span text:style-name="T12">是一項對身體真好的運動。</text:span></text:p>
      <text:p text:style-name="P2"><text:span text:style-name="T11">Phi̋n-phóng sī tsi̍t hāng tuì sin-thé tsin hó ê ūn-tōng. </text:span><text:span text:style-name="T17">【乒乓球 </text:span><text:span text:style-name="T11">phi̋n-phóng </text:span><text:span text:style-name="T17">】</text:span></text:p>
      <text:p text:style-name="Text_20_body"/>
      <text:p text:style-name="P2"><text:span text:style-name="T12">水紡無啥會起去，可能愛閣鬥一台</text:span><text:span text:style-name="T2">phòng-phù</text:span><text:span text:style-name="T12">來鬥紡。</text:span></text:p>
      <text:p text:style-name="P2"><text:span text:style-name="T11">Suí pháng bô siánn ē khí--lì, khó-lîng ài koh tàu tsi̍t tâi phòng-phù lâi tàu pháng. </text:span><text:span text:style-name="T17">【幫浦 </text:span><text:span text:style-name="T11">phòng-phù </text:span><text:span text:style-name="T17">】</text:span></text:p>
      <text:p text:style-name="P14"><text:soft-page-break/><text:span text:style-name="T20">水紡袂起去，可能愛閣鬥一台</text:span><text:span text:style-name="T21">pháng-phù</text:span><text:span text:style-name="T20">來鬥紡。</text:span></text:p>
      <text:p text:style-name="P2"><text:span text:style-name="T11">Suí pháng bē khí--lì, khó-lîng ài koh tàu tsi̍t tâi pháng-phù lâi tàu pháng. </text:span><text:span text:style-name="T17">【幫浦 </text:span><text:span text:style-name="T11">pháng-phù </text:span><text:span text:style-name="T17">】</text:span></text:p>
      <text:p text:style-name="Text_20_body"/>
      <text:p text:style-name="P2"><text:span text:style-name="T12">彼台直升機的</text:span><text:span text:style-name="T2">phu-lóo-phé-lá</text:span><text:span text:style-name="T12">開始咧轉矣，咱愛閃較開的，才袂有危險。</text:span></text:p>
      <text:p text:style-name="P2"><text:span text:style-name="T11">Hit tâi ti̍t-sing-ki ê phu-lóo-phé-lá khai-sí teh tńg--ah, lán ài siám khah khui--ê, tsiah bē ū huî-hiám. </text:span><text:span text:style-name="T17">【螺旋槳 </text:span><text:span text:style-name="T11">phu-lóo-phé-lá </text:span><text:span text:style-name="T17">】</text:span></text:p>
      <text:p text:style-name="Text_20_body"/>
      <text:p text:style-name="P2"><text:span text:style-name="T12">有人佇風颱天</text:span><text:span text:style-name="T2">peh</text:span><text:span text:style-name="T12">山煞無去矣，地方政府就派一台</text:span><text:span text:style-name="T2">phu-lóo-phé-lá</text:span><text:span text:style-name="T12">緊共伊揣轉來。</text:span></text:p>
      <text:p text:style-name="P2"><text:span text:style-name="T11">Ū lâng tī hong-thai-thinn peh-suann suah bô--khì--ah, tē-hng tsìng-hú tō phài tsi̍t tâi phu-lóo-phé-lá kín kā i tshuē--tńg-lâi. </text:span><text:span text:style-name="T17">【螺旋槳 </text:span><text:span text:style-name="T11">phu-lóo-phé-lá </text:span><text:span text:style-name="T17">】</text:span></text:p>
      <text:p text:style-name="Text_20_body"/>
      <text:p text:style-name="P2"><text:span text:style-name="T12">彼對翁仔某學的是正派的</text:span><text:span text:style-name="T2">pu-lù-sù</text:span><text:span text:style-name="T12">，跳甲誠好看。</text:span></text:p>
      <text:p text:style-name="P2"><text:span text:style-name="T11">Hit tuì ang-á-bóo o̍h--ê sī tsìng-phài ê pu-lù-sù, thiàu kah tsiânn hó-khuànn. </text:span><text:span text:style-name="T17">【布魯司 </text:span><text:span text:style-name="T11">pu-lù-sù </text:span><text:span text:style-name="T17">】</text:span></text:p>
      <text:p text:style-name="Text_20_body"/>
      <text:p text:style-name="P2"><text:span text:style-name="T12">彼對翁仔某跳的</text:span><text:span text:style-name="T2">pu-lù-sù</text:span><text:span text:style-name="T12">真正派。</text:span></text:p>
      <text:p text:style-name="P2"><text:span text:style-name="T11">Hit tuì ang-á-bóo thiàu ê pu-lù-sù tsin tsìng-phài. </text:span><text:span text:style-name="T17">【布魯司 </text:span><text:span text:style-name="T11">pu-lù-sù </text:span><text:span text:style-name="T17">】</text:span></text:p>
      <text:p text:style-name="Text_20_body"/>
      <text:p text:style-name="P2"><text:span text:style-name="T2">Sa-khá-lí-bah</text:span><text:span text:style-name="T12">內底搵料的味是有較重淡薄仔。</text:span></text:p>
      <text:p text:style-name="P2"><text:span text:style-name="T11">Sa-khá-lí-bah lāi-té ùn-liāu ê bī sī ū khah tāng--tām-po̍h-á. </text:span><text:span text:style-name="T17">【沙卡哩巴 </text:span><text:span text:style-name="T11">sa-khá-lí-bah </text:span><text:span text:style-name="T17">】</text:span></text:p>
      <text:p text:style-name="Text_20_body"/>
      <text:p text:style-name="P2"><text:span text:style-name="T2">Sa-khá-lí-bah</text:span><text:span text:style-name="T12">內底搵料的味蓋重。</text:span></text:p>
      <text:p text:style-name="P2"><text:span text:style-name="T11">Sa-khá-lí-bah lāi-té ùn-liāu ê bī kài tāng. </text:span><text:span text:style-name="T17">【沙卡哩巴 </text:span><text:span text:style-name="T11">sa-khá-lí-bah </text:span><text:span text:style-name="T17">】</text:span></text:p>
      <text:p text:style-name="Text_20_body"/>
      <text:p text:style-name="P2"><text:span text:style-name="T12">佇日本，</text:span><text:span text:style-name="T2">sa-khú-lah</text:span><text:span text:style-name="T12">開的彼當陣規坪紅記記蓋媠。</text:span></text:p>
      <text:p text:style-name="P2"><text:span text:style-name="T11">Tī Ji̍t-pún, sa-khú-lah khui ê hit-tang-tsūn kui phiânn âng-kì-kì kài suí. </text:span><text:span text:style-name="T17">【櫻花 </text:span><text:span text:style-name="T11">sa-khú-lah </text:span><text:span text:style-name="T17">】</text:span></text:p>
      <text:p text:style-name="Text_20_body"/>
      <text:p text:style-name="P2"><text:span text:style-name="T12">食日本料理定定會點</text:span><text:span text:style-name="T2">sa-sí-mih</text:span><text:span text:style-name="T12">來食。</text:span></text:p>
      <text:p text:style-name="P2"><text:span text:style-name="T11">Tsia̍h Ji̍t-pún liāu-lí tiānn-tiānn-ē tiám sa-sí-mih lâi tsia̍h. </text:span><text:span text:style-name="T17">【生魚片 </text:span><text:span text:style-name="T11">sa-sí-mih </text:span><text:span text:style-name="T17">】</text:span></text:p>
      <text:p text:style-name="Text_20_body"/>
      <text:p text:style-name="P2"><text:soft-page-break/><text:span text:style-name="T12">食</text:span><text:span text:style-name="T2">sa-sí-mih</text:span><text:span text:style-name="T12">的時會使搵一寡</text:span><text:span text:style-name="T2">ua-sá-bih</text:span><text:span text:style-name="T12">佮豆油。</text:span></text:p>
      <text:p text:style-name="P2"><text:span text:style-name="T11">Tsia̍h sa-sí-mih ê sî ē-sái ùn tsi̍t-kuá ua-sá-bih kah tāu-iû. </text:span><text:span text:style-name="T17">【生魚片 </text:span><text:span text:style-name="T11">sa-sí-mih </text:span><text:span text:style-name="T17">】</text:span></text:p>
      <text:p text:style-name="Text_20_body"/>
      <text:p text:style-name="P2"><text:span text:style-name="T12">這項菜是阮頭家招待的，予恁</text:span><text:span text:style-name="T2">sa̋-bì-sù</text:span><text:span text:style-name="T12">一下。</text:span></text:p>
      <text:p text:style-name="P2"><text:span text:style-name="T11">Tsit hāng tshài sī gún thâu-ke tsiau-thāi--ê, hōo lín sa̋-bì-sù--tsi̍t-ē. </text:span><text:span text:style-name="T17">【優待 </text:span><text:span text:style-name="T11">sa̋-bì-sù </text:span><text:span text:style-name="T17">】</text:span></text:p>
      <text:p text:style-name="Text_20_body"/>
      <text:p text:style-name="P2"><text:span text:style-name="T12">阮買遮爾濟物件，頭家你嘛</text:span><text:span text:style-name="T2">sa̋-bì-sù</text:span><text:span text:style-name="T12">一下算較俗咧。</text:span></text:p>
      <text:p text:style-name="P2"><text:span text:style-name="T11">Gún bé tsiah-ní tsē mi̍h-kiānn, thâu-ke lí mā sa̋-bì-sù--tsi̍t-ē sǹg khah sio̍h--leh. </text:span><text:span text:style-name="T17">【優惠 </text:span><text:span text:style-name="T11">sa̋-bì-sù </text:span><text:span text:style-name="T17">】</text:span></text:p>
      <text:p text:style-name="Text_20_body"/>
      <text:p text:style-name="P2"><text:span text:style-name="T12">你才買二百箍就叫我共你</text:span><text:span text:style-name="T2">sa̋-bì-sù</text:span><text:span text:style-name="T12">，你食較䆀啦。</text:span></text:p>
      <text:p text:style-name="P2"><text:span text:style-name="T11">Lí tsiah bé nn̄g-pah khoo tō kiò guá kā lí sa̋-bì-sù, lí tsia̍h kah bái--lah. </text:span><text:span text:style-name="T17">【優惠 </text:span><text:span text:style-name="T11">sa̋-bì-sù </text:span><text:span text:style-name="T17">】</text:span></text:p>
      <text:p text:style-name="Text_20_body"/>
      <text:p text:style-name="P2"><text:span text:style-name="T12">你先量一下仔</text:span><text:span text:style-name="T2">sài-sù</text:span><text:span text:style-name="T12">，才袂講買轉去發覺穿袂落去。</text:span></text:p>
      <text:p text:style-name="P2"><text:span text:style-name="T11">Lí sing niû tsi̍t-ē-á sài-sù, tsiah bē kóng bé--tńg-khì huat-kak tshīng bē lo̍h--khì. </text:span><text:span text:style-name="T17">【尺寸 </text:span><text:span text:style-name="T11">sài-sù </text:span><text:span text:style-name="T17">】</text:span></text:p>
      <text:p text:style-name="Text_20_body"/>
      <text:p text:style-name="P2"><text:span text:style-name="T12">你買家具進前先量一下仔</text:span><text:span text:style-name="T2">sài-sù</text:span><text:span text:style-name="T12">。</text:span></text:p>
      <text:p text:style-name="P2"><text:span text:style-name="T11">Lí bé ka-khū tsìn-tsîng sing niû tsi̍t-ē-á sài-sù. </text:span><text:span text:style-name="T17">【尺寸 </text:span><text:span text:style-name="T11">sài-sù </text:span><text:span text:style-name="T17">】</text:span></text:p>
      <text:p text:style-name="Text_20_body"/>
      <text:p text:style-name="P2"><text:span text:style-name="T12">應該愛對國小、初中就開始教</text:span><text:span text:style-name="T2">sak-khuh</text:span><text:span text:style-name="T12">按怎用較安全。</text:span></text:p>
      <text:p text:style-name="P2"><text:span text:style-name="T11">Ing-kai ài tuì kok-sió, tshoo-tiong tō khai-sí kà sak-khuh án-tsuánn īng khah an-tsuân. </text:span><text:span text:style-name="T17">【保險套 </text:span><text:span text:style-name="T11">sak-khuh </text:span><text:span text:style-name="T17">】</text:span></text:p>
      <text:p text:style-name="Text_20_body"/>
      <text:p text:style-name="P2"><text:span text:style-name="T12">咱買物件進前著先看</text:span><text:span text:style-name="T2">sa̋m-phú-luh</text:span><text:span text:style-name="T12">看覓有佮意無。</text:span></text:p>
      <text:p text:style-name="P2"><text:span text:style-name="T11">Lán bé mi̍h-kiānn tsìn-tsîng tio̍h sing khuànn sa̋m-phú-luh khuànn-māi ū kah-ì--bô. </text:span><text:span text:style-name="T17">【樣品 </text:span><text:span text:style-name="T11">sa̋m-phú-luh </text:span><text:span text:style-name="T17">】</text:span></text:p>
      <text:p text:style-name="Text_20_body"/>
      <text:p text:style-name="P2"><text:span text:style-name="T12">到今，查埔囡仔若欲參加正式的宴會，嘛是仝款愛穿</text:span><text:span text:style-name="T2">se-bí-looh</text:span><text:span text:style-name="T12">。</text:span></text:p>
      <text:p text:style-name="P2"><text:span text:style-name="T11">Kàu-tann, ta-poo-gín-á nā beh tsham-ka tsìng-sik ê iàn-huē, mā sī kāng-khuán ài tshīng se-bí-looh. </text:span><text:span text:style-name="T17">【西裝 </text:span><text:span text:style-name="T11">se-bí-looh </text:span><text:span text:style-name="T17">】</text:span></text:p>
      <text:p text:style-name="Text_20_body"/>
      <text:p text:style-name="Text_20_body"/>
      <text:p text:style-name="P2"><text:soft-page-break/><text:span text:style-name="T12">咱按呢做應該是無問題、</text:span><text:span text:style-name="T2">sè-hù</text:span><text:span text:style-name="T12">啦。</text:span></text:p>
      <text:p text:style-name="P2"><text:span text:style-name="T11">Lán án-ne tsò ing-kai sī bô-būn-tê sè-hù--lah. </text:span><text:span text:style-name="T17">【安全 </text:span><text:span text:style-name="T11">sè-hù </text:span><text:span text:style-name="T17">】</text:span></text:p>
      <text:p text:style-name="Text_20_body"/>
      <text:p text:style-name="P2"><text:span text:style-name="T12">你先粗坯做一下才閣來</text:span><text:span text:style-name="T2">si-á-geh</text:span><text:span text:style-name="T12">就好。</text:span></text:p>
      <text:p text:style-name="P2"><text:span text:style-name="T11">Lí sing tshoo-phe tsò--tsi̍t-ē tsiah koh lâi si-á-geh tō hó. </text:span><text:span text:style-name="T17">【修飾 </text:span><text:span text:style-name="T11">si-á-geh </text:span><text:span text:style-name="T17">】</text:span></text:p>
      <text:p text:style-name="Text_20_body"/>
      <text:p text:style-name="P2"><text:span text:style-name="T12">咱欲去予人請進前先來去</text:span><text:span text:style-name="T2">siat-tooh</text:span><text:span text:style-name="T12">一下。</text:span></text:p>
      <text:p text:style-name="P2"><text:span text:style-name="T11">Lán beh khì hōo lâng tshiánn tsìn-tsîng sing lâi-khì siat-tooh--tsi̍t-ē. </text:span><text:span text:style-name="T17">【造型 </text:span><text:span text:style-name="T11">siat-tooh </text:span><text:span text:style-name="T17">】</text:span></text:p>
      <text:p text:style-name="Text_20_body"/>
      <text:p text:style-name="P2"><text:span text:style-name="T12">欲過年矣，逐家攏會去予頭毛店</text:span><text:span text:style-name="T2">siat-tooh</text:span><text:span text:style-name="T12">一下。</text:span></text:p>
      <text:p text:style-name="P2"><text:span text:style-name="T11">Beh kuè-nî--ah, ta̍k-ke lóng ē khì hōo thâu-mn̂g-tiàm siat-tooh--tsi̍t-ē. </text:span><text:span text:style-name="T17">【做頭髮 </text:span><text:span text:style-name="T11">siat-tooh </text:span><text:span text:style-name="T17">】</text:span></text:p>
      <text:p text:style-name="Text_20_body"/>
      <text:p text:style-name="P2"><text:span text:style-name="T12">這軀</text:span><text:span text:style-name="T2">siat-tsuh</text:span><text:span text:style-name="T12">愛疊一个好的</text:span><text:span text:style-name="T2">ne-kut-tái</text:span><text:span text:style-name="T12">較正式。</text:span></text:p>
      <text:p text:style-name="P2"><text:span text:style-name="T11">Tsit su siat-tsuh ài tha̍h tsi̍t ê hó ê ne-kut-tái khah tsìng-sik. </text:span><text:span text:style-name="T17">【襯衫 </text:span><text:span text:style-name="T11">siat-tsuh </text:span><text:span text:style-name="T17">】</text:span></text:p>
      <text:p text:style-name="Text_20_body"/>
      <text:p text:style-name="P5"><text:span text:style-name="T12">早起時會用得用</text:span><text:span text:style-name="T2">sio̍k-ph</text:span><text:span text:style-name="T5">áng</text:span><text:span text:style-name="T6">𩛩煎卵</text:span><text:span text:style-name="T22">做</text:span><text:span text:style-name="T12">早起頓。</text:span></text:p>
      <text:p text:style-name="P2"><text:span text:style-name="T11">Tsá-khí-sî ē-īng-eh iōng sio̍k-pháng kauh tsian-nn̄g tsò tsá-khí-tǹg. </text:span><text:span text:style-name="T17">【吐司 </text:span><text:span text:style-name="T11">sio̍k-pháng </text:span><text:span text:style-name="T17">】</text:span></text:p>
      <text:p text:style-name="Text_20_body"/>
      <text:p text:style-name="P2"><text:span text:style-name="T12">這坩</text:span><text:span text:style-name="T2">sir-tián-lè-sù</text:span><text:span text:style-name="T12">的鼎是雙胎的喔。</text:span></text:p>
      <text:p text:style-name="P2"><text:span text:style-name="T11">Tsit khann sir-tián-lè-sù ê tiánn sī siang-the--ê--oo. </text:span><text:span text:style-name="T17">【不鏽鋼 </text:span><text:span text:style-name="T11">sir-tián-lè-sù </text:span><text:span text:style-name="T17">】</text:span></text:p>
      <text:p text:style-name="Text_20_body"/>
      <text:p text:style-name="P2"><text:span text:style-name="T12">青菜煠好了後才閣摻一寡</text:span><text:span text:style-name="T2">sòo-sù</text:span><text:span text:style-name="T12">。</text:span></text:p>
      <text:p text:style-name="P2"><text:span text:style-name="T11">Tshenn-tshài sa̍h-hó liáu-āu tsiah koh tsham tsi̍t-kuá sòo-sù. </text:span><text:span text:style-name="T17">【醬料 </text:span><text:span text:style-name="T11">sòo-sù </text:span><text:span text:style-name="T17">】</text:span></text:p>
      <text:p text:style-name="Text_20_body"/>
      <text:p text:style-name="P2"><text:span text:style-name="T12">查某人騎</text:span><text:span text:style-name="T2">su-khù-tà</text:span><text:span text:style-name="T12">較好，騎傷大隻的會捒袂振動。</text:span></text:p>
      <text:p text:style-name="P2"><text:span text:style-name="T11">Tsa-bóo-lâng khiâ su-khù-tà khah hó, khiâ siunn tuā tsiah--ê ē sak bē tín-tāng. </text:span><text:span text:style-name="T17">【速可達 </text:span><text:span text:style-name="T11">su-khù-tà </text:span><text:span text:style-name="T17">】</text:span></text:p>
      <text:p text:style-name="Text_20_body"/>
      <text:p text:style-name="P2"><text:span text:style-name="T12">查某人騎</text:span><text:span text:style-name="T2">su-khù-tà</text:span><text:span text:style-name="T12">較好，彼種一二五的會捒袂振動。</text:span></text:p>
      <text:p text:style-name="P2"><text:span text:style-name="T11">Tsa-bóo-lâng khiâ su-khù-tà khah hó, hit tsióng it-jī-ngōo--ê ē sak bē tín-tāng. </text:span><text:span text:style-name="T17">【塑膠車 </text:span><text:span text:style-name="T11">su-khù-tà </text:span><text:span text:style-name="T17">】</text:span></text:p>
      <text:p text:style-name="P14"><text:soft-page-break/><text:span text:style-name="T20">借我一支</text:span><text:span text:style-name="T21">su-lit-pah</text:span><text:span text:style-name="T20">拍虼蚻。</text:span></text:p>
      <text:p text:style-name="P2"><text:span text:style-name="T11">Tsioh guá tsi̍t ki su-lit-pah phah ka-tsuā. </text:span><text:span text:style-name="T17">【拖鞋 </text:span><text:span text:style-name="T11">su-lit-pah </text:span><text:span text:style-name="T17">】</text:span></text:p>
      <text:p text:style-name="Text_20_body"/>
      <text:p text:style-name="P2"><text:span text:style-name="T12">彼間牛肉場有咧跳</text:span><text:span text:style-name="T2">su-tó-lip-puh</text:span><text:span text:style-name="T12">。</text:span></text:p>
      <text:p text:style-name="P2"><text:span text:style-name="T11">Hit king gû-bah-tiûnn ū leh thiàu su-tó-lip-puh. </text:span><text:span text:style-name="T17">【脫衣舞 </text:span><text:span text:style-name="T11">su-tó-lip-puh </text:span><text:span text:style-name="T17">】</text:span></text:p>
      <text:p text:style-name="Text_20_body"/>
      <text:p text:style-name="P2"><text:span text:style-name="T12">有抓耙仔報講彼間牛肉場有咧跳</text:span><text:span text:style-name="T2">su-tó-lip-puh</text:span><text:span text:style-name="T12">，所以警察佇後壁徛壁欲來掠。</text:span></text:p>
      <text:p text:style-name="P2"><text:span text:style-name="T11">Ū jiàu-pê-á pò kóng hit king gû-bah-tiûnn ū leh thiàu su-tó-lip-puh, sóo-í kíng-tshat tī āu-piah khiā piah beh lâi lia̍h</text:span><text:span text:style-name="T17">。 【脫衣舞 </text:span><text:span text:style-name="T11">su-tó-lip-puh </text:span><text:span text:style-name="T17">】</text:span></text:p>
      <text:p text:style-name="Text_20_body"/>
      <text:p text:style-name="P2"><text:span text:style-name="T12">阮查某孫上愛食</text:span><text:span text:style-name="T2">sú-sih</text:span><text:span text:style-name="T12">。</text:span></text:p>
      <text:p text:style-name="P2"><text:span text:style-name="T11">Gún tsa-bóo-sun siōng ài tsia̍h sú-sih. </text:span><text:span text:style-name="T17">【壽司 </text:span><text:span text:style-name="T11">sú-sih </text:span><text:span text:style-name="T17">】</text:span></text:p>
      <text:p text:style-name="Text_20_body"/>
      <text:p text:style-name="P2"><text:span text:style-name="T12">古早時的飯會配一粒梅仔佮一塊</text:span><text:span text:style-name="T2">tha-khú-áng</text:span><text:span text:style-name="T12">。</text:span></text:p>
      <text:p text:style-name="P2"><text:span text:style-name="T11">Kóo-tsá-sî ê pn̄g ē phuè tsi̍t lia̍p muî-á kah tsi̍t tè tha-khú-áng. </text:span><text:span text:style-name="T17">【黃蘿蔔 </text:span><text:span text:style-name="T11">tha-khú-áng </text:span><text:span text:style-name="T17">】</text:span></text:p>
      <text:p text:style-name="Text_20_body"/>
      <text:p text:style-name="P2"><text:span text:style-name="T12">佇咧古早時陣，便當攏會配一粒梅仔佮一塊</text:span><text:span text:style-name="T2">tha-khú-áng</text:span><text:span text:style-name="T12">。</text:span></text:p>
      <text:p text:style-name="P2"><text:span text:style-name="T11">Tī-leh kóo-tsá sî-tsūn, piān-tong lóng-ē phuè tsi̍t lia̍p muî-á kah tsi̍t tè tha-khú-áng. </text:span><text:span text:style-name="T17">【黃蘿蔔 </text:span><text:span text:style-name="T11">tha-khú-áng </text:span><text:span text:style-name="T17">】</text:span></text:p>
      <text:p text:style-name="Text_20_body"/>
      <text:p text:style-name="P2"><text:span text:style-name="T12">大眾運輸較普遍了後，</text:span><text:span text:style-name="T2">tha-khú-sih</text:span><text:span text:style-name="T12">就無啥人坐矣。</text:span></text:p>
      <text:p text:style-name="P2"><text:span text:style-name="T11">Tāi-tsiòng ūn-su khah phóo-phiàn liáu-āu, tha-khú-sih tō bô siánn-lâng tsē--ah. </text:span><text:span text:style-name="T17">【計程車 </text:span><text:span text:style-name="T11">tha-khú-sih </text:span><text:span text:style-name="T17">】</text:span></text:p>
      <text:p text:style-name="Text_20_body"/>
      <text:p text:style-name="P2"><text:span text:style-name="T12">睏</text:span><text:span text:style-name="T2">Tha-thá-mih</text:span><text:span text:style-name="T12">比睏眠床較涼較爽快。</text:span></text:p>
      <text:p text:style-name="P2"><text:span text:style-name="T11">Khùn tha-thá-mih pí khùn bîn-tshn̂g khah liâng khah sóng-khuài. </text:span><text:span text:style-name="T17">【疊蓆 </text:span><text:span text:style-name="T11">tha-thá-mih </text:span><text:span text:style-name="T17">】</text:span></text:p>
      <text:p text:style-name="Text_20_body"/>
      <text:p text:style-name="P2"><text:span text:style-name="T2">Tha-thá-mih</text:span><text:span text:style-name="T12">佇反天的時陣嘛無啥會溼溼，蹛起來蓋快活。</text:span></text:p>
      <text:p text:style-name="P2"><text:span text:style-name="T11">Tha-thá-mih tī huán-thinn ê sî-tsūn mā bô sánn ē sip-sip, tuà--khí-lâi kài khuìnn-ua̍h. </text:span><text:span text:style-name="T17">【塌塌米 </text:span><text:span text:style-name="T11">tha-thá-mih </text:span><text:span text:style-name="T17">】</text:span></text:p>
      <text:p text:style-name="Text_20_body"/>
      <text:p text:style-name="P2"><text:soft-page-break/><text:span text:style-name="T12">我彼台車最近才換四个</text:span><text:span text:style-name="T2">thài-ià</text:span><text:span text:style-name="T12">。</text:span></text:p>
      <text:p text:style-name="P2"><text:span text:style-name="T11">Guá hit tâi tshia tsuè-kīn tsiah uānn sì ê thài-ià. </text:span><text:span text:style-name="T17">【輪胎 </text:span><text:span text:style-name="T11">thài-ià </text:span><text:span text:style-name="T17">】</text:span></text:p>
      <text:p text:style-name="Text_20_body"/>
      <text:p text:style-name="P2"><text:span text:style-name="T12">我彼台車最近才共四个</text:span><text:span text:style-name="T2">thài-ià</text:span><text:span text:style-name="T12">全部換過一遍。</text:span></text:p>
      <text:p text:style-name="P2"><text:span text:style-name="T11">Guá hit tâi tshia tsuè-kīn tsiah kā sì ê thài-ià tsuân-pōo uānn-kuè tsi̍t piàn. </text:span><text:span text:style-name="T17">【輪胎 </text:span><text:span text:style-name="T11">thài-ià </text:span><text:span text:style-name="T17">】</text:span></text:p>
      <text:p text:style-name="Text_20_body"/>
      <text:p text:style-name="P2"><text:span text:style-name="T12">這種</text:span><text:span text:style-name="T2">thài-lù</text:span><text:span text:style-name="T12">會使擋水。</text:span></text:p>
      <text:p text:style-name="P2"><text:span text:style-name="T11">Tsit tsióng thài-lù ē-sái tòng suí. </text:span><text:span text:style-name="T17">【瓷磚 </text:span><text:span text:style-name="T11">thài-lù </text:span><text:span text:style-name="T17">】</text:span></text:p>
      <text:p text:style-name="Text_20_body"/>
      <text:p text:style-name="P2"><text:span text:style-name="T12">灶跤的</text:span><text:span text:style-name="T2">thài-lù</text:span><text:span text:style-name="T12">已經必開矣，愛敲電話叫師傅來換。</text:span></text:p>
      <text:p text:style-name="P2"><text:span text:style-name="T11">Tsàu-kha ê thài-lù í-king pit--khui--ah, ài khà-tiān-uē kiò sai-hū lâi uānn. </text:span><text:span text:style-name="T17">【瓷磚 </text:span><text:span text:style-name="T11">thài-lù </text:span><text:span text:style-name="T17">】</text:span></text:p>
      <text:p text:style-name="Text_20_body"/>
      <text:p text:style-name="P2"><text:span text:style-name="T12">這種</text:span><text:span text:style-name="T2">thak-khooh</text:span><text:span text:style-name="T12">的皮蓋厚、蓋</text:span><text:span text:style-name="T2">khiū</text:span><text:span text:style-name="T12">、蓋好食。</text:span></text:p>
      <text:p text:style-name="P2"><text:span text:style-name="T11">Tsit tsióng thak-khooh ê phê kài kāu, kài khiū, kài hó-tsia̍h. </text:span><text:span text:style-name="T17">【墨魚 </text:span><text:span text:style-name="T11">thak-khooh </text:span><text:span text:style-name="T17">】</text:span></text:p>
      <text:p text:style-name="Text_20_body"/>
      <text:p text:style-name="P2"><text:span text:style-name="T2">Thàn-gòo</text:span><text:span text:style-name="T12">是一款蓋文雅的舞蹈。</text:span></text:p>
      <text:p text:style-name="P2"><text:span text:style-name="T11">Thàn-gòo sī tsi̍t khuán kài bûn-ngá ê bú-tō. </text:span><text:span text:style-name="T17">【探戈 </text:span><text:span text:style-name="T11">thàn-gòo </text:span><text:span text:style-name="T17">】</text:span></text:p>
      <text:p text:style-name="Text_20_body"/>
      <text:p text:style-name="P2"><text:span text:style-name="T2">In</text:span><text:span text:style-name="T12">跳</text:span><text:span text:style-name="T2">thàn-gòo</text:span><text:span text:style-name="T12">跳甲滿埕四界飛。</text:span></text:p>
      <text:p text:style-name="P2"><text:span text:style-name="T11">In thiàu thàn-gòo thiàu kah muá tiânn sì-kè pue. </text:span><text:span text:style-name="T17">【探戈 </text:span><text:span text:style-name="T11">thàn-gòo </text:span><text:span text:style-name="T17">】</text:span></text:p>
      <text:p text:style-name="Text_20_body"/>
      <text:p text:style-name="P2"><text:span text:style-name="T12">這</text:span><text:span text:style-name="T2">thàng-sù</text:span><text:span text:style-name="T12">是阿媽的嫁粧嫁來的。</text:span></text:p>
      <text:p text:style-name="P2"><text:span text:style-name="T11">Tse thàng-sù sī a-má ê kè-tsng kà--lâi--ê. </text:span><text:span text:style-name="T17">【衣櫥 </text:span><text:span text:style-name="T11">thàng-sù </text:span><text:span text:style-name="T17">】</text:span></text:p>
      <text:p text:style-name="Text_20_body"/>
      <text:p text:style-name="P2"><text:span text:style-name="T12">拍</text:span><text:span text:style-name="T2">the-ní-suh</text:span><text:span text:style-name="T12">愛走來走去的，蓋忝。</text:span></text:p>
      <text:p text:style-name="P2"><text:span text:style-name="T11">Phah the-ní-suh ài tsáu-lâi-tsáu-khì--ê, kuà thiám. </text:span><text:span text:style-name="T17">【網球 </text:span><text:span text:style-name="T11">the-ní-suh </text:span><text:span text:style-name="T17">】</text:span></text:p>
      <text:p text:style-name="Text_20_body"/>
      <text:p text:style-name="P2"><text:span text:style-name="T2">Seven-eleven</text:span><text:span text:style-name="T12">的</text:span><text:span text:style-name="T2">thia̋n-pú-lah</text:span><text:span text:style-name="T12">規工攏有咧賣。</text:span></text:p>
      <text:p text:style-name="P2"><text:span text:style-name="T11">Seven-eleven ê thia̋n-pú-lah kui kang lóng ū leh bē. </text:span><text:span text:style-name="T17">【甜不辣 </text:span><text:span text:style-name="T11">thia̋n-pú-lah </text:span><text:span text:style-name="T17">】</text:span></text:p>
      <text:p text:style-name="P14"><text:soft-page-break/><text:span text:style-name="T20">彼擔暗時佇夜市仔咧賣</text:span><text:span text:style-name="T21">thia̋n-pú-lah</text:span><text:span text:style-name="T20">，誠受歡迎，生理有夠好的。</text:span></text:p>
      <text:p text:style-name="P2"><text:span text:style-name="T11">Hit tànn àm-sî tī iā-tshī-á leh bē thia̋n-pú-lah, tsiânn siū huan-gîng, sing-lí ū-kàu hó--ê. </text:span><text:span text:style-name="T17">【甜不辣 </text:span><text:span text:style-name="T11">thia̋n-pú-lah </text:span><text:span text:style-name="T17">】</text:span></text:p>
      <text:p text:style-name="Text_20_body"/>
      <text:p text:style-name="P2"><text:span text:style-name="T12">駛</text:span><text:span text:style-name="T2">thoo-lá-khuh</text:span><text:span text:style-name="T12">了後，伊的身體變蓋䆀。</text:span></text:p>
      <text:p text:style-name="P2"><text:span text:style-name="T11">Sái thoo-lá-khuh liáu-āu, i ê sin-thé piàn kài bái. </text:span><text:span text:style-name="T17">【卡車 </text:span><text:span text:style-name="T11">thoo-lá-khuh </text:span><text:span text:style-name="T17">】</text:span></text:p>
      <text:p text:style-name="Text_20_body"/>
      <text:p text:style-name="P2"><text:span text:style-name="T2">Thoo-lá-khuh</text:span><text:span text:style-name="T12">駛過去了後，烏煙黗飛四界，空氣有夠䆀。</text:span></text:p>
      <text:p text:style-name="P2"><text:span text:style-name="T11">Thoo-lá-khuh sái--kuè-khì liáu-āu, oo-ian-thûn pue sì-kè, khong-khì ū-kàu bái. </text:span><text:span text:style-name="T17">【卡車 </text:span><text:span text:style-name="T11">thoo-lá-khuh </text:span><text:span text:style-name="T17">】</text:span></text:p>
      <text:p text:style-name="Text_20_body"/>
      <text:p text:style-name="P2"><text:span text:style-name="T12">這馬</text:span><text:span text:style-name="T2">thoo-má-tooh</text:span><text:span text:style-name="T12">愈來愈甜，毋好食傷濟。</text:span></text:p>
      <text:p text:style-name="P2"><text:span text:style-name="T11">Tsit-má thoo-má-tooh jú lâi jú tinn, m̄ hó tsia̍h siunn tsē. </text:span><text:span text:style-name="T17">【西紅柿 </text:span><text:span text:style-name="T11">thoo-má-tooh </text:span><text:span text:style-name="T17">】</text:span></text:p>
      <text:p text:style-name="Text_20_body"/>
      <text:p text:style-name="P2"><text:span text:style-name="T12">以早的</text:span><text:span text:style-name="T2">tóo-sàng</text:span><text:span text:style-name="T12">蓋有尊嚴，佮這馬無啥仝款。</text:span></text:p>
      <text:p text:style-name="P2"><text:span text:style-name="T11">Í-tsá ê tóo-sàng kài ū tsun-giâm, kah tsit-má bô siánn kāng-khuán. </text:span><text:span text:style-name="T17">【多桑 </text:span><text:span text:style-name="T11">tóo-sàng </text:span><text:span text:style-name="T17">】</text:span></text:p>
      <text:p text:style-name="Text_20_body"/>
      <text:p text:style-name="P2"><text:span text:style-name="T12">查埔囡仔定定會送</text:span><text:span text:style-name="T2">tsioo-kóo-lè-tòo</text:span><text:span text:style-name="T12">予查某囡仔，想袂到煞予人愈食愈肥。</text:span></text:p>
      <text:p text:style-name="P2"><text:span text:style-name="T11">Ta-poo-gín-á tiānn-tiānn ē sàng tsioo-kóo-lè-tòo hōo tsa-bóo-gín-á, siūnn bē kàu suah hōo lâng jú tsia̍h jú puî. </text:span><text:span text:style-name="T17">【巧克力 </text:span><text:span text:style-name="T11">tsioo-kóo-lè-tòo </text:span><text:span text:style-name="T17">】</text:span></text:p>
      <text:p text:style-name="Text_20_body"/>
      <text:p text:style-name="P2"><text:span text:style-name="T12">這馬蓋濟查埔囡仔會送</text:span><text:span text:style-name="T2">tsioo-kóo-lè-tòo</text:span><text:span text:style-name="T12">予查某囡仔食。</text:span></text:p>
      <text:p text:style-name="P2"><text:span text:style-name="T11">Tsit-má kài tsē ta-poo-gín-á ē sàng tsioo-kóo-lè-tòo hōo tsa-bóo-gín-á tsia̍h. </text:span><text:span text:style-name="T17">【巧克力 </text:span><text:span text:style-name="T11">tsioo-kóo-lè-tòo </text:span><text:span text:style-name="T17">】</text:span></text:p>
      <text:p text:style-name="Text_20_body"/>
      <text:p text:style-name="P2"><text:span text:style-name="T12">你去店裡若食了愛會記得予人</text:span><text:span text:style-name="T2">tsit-puh</text:span><text:span text:style-name="T12">。</text:span></text:p>
      <text:p text:style-name="P2"><text:span text:style-name="T11">Lí khì tiàm--lí nā tsia̍h-liáu ài ē-kì-tsit hōo lâng tsit-puh. </text:span><text:span text:style-name="T17">【小費 </text:span><text:span text:style-name="T11">tsit-puh </text:span><text:span text:style-name="T17">】</text:span></text:p>
      <text:p text:style-name="Text_20_body"/>
      <text:p text:style-name="P2"><text:span text:style-name="T12">彼間的</text:span><text:span text:style-name="T2">u-lóng</text:span><text:span text:style-name="T12">麵蓋</text:span><text:span text:style-name="T2">khiū</text:span><text:span text:style-name="T12">，有閒的時陣會使做伙去食看覓。</text:span></text:p>
      <text:p text:style-name="P2"><text:span text:style-name="T11">Hit king ê u-lóng-mī kài khiū, ū-îng ê sî-tsūn ē-sái tsò-hué khì tsia̍h khuànn-māi. </text:span><text:span text:style-name="T17">【烏龍麵 </text:span><text:span text:style-name="T11">u-lóng </text:span><text:span text:style-name="T17">】</text:span></text:p>
      <text:p text:style-name="Text_20_body"/>
      <text:p text:style-name="Text_20_body"/>
      <text:p text:style-name="P2"><text:soft-page-break/><text:span text:style-name="T2">In</text:span><text:span text:style-name="T12">一定是練習誠久才有法度跳</text:span><text:span text:style-name="T2">ua-lú-tsuh</text:span><text:span text:style-name="T12">跳甲遮爾媠。</text:span></text:p>
      <text:p text:style-name="P2"><text:span text:style-name="T11">In it-tīng sī liān-si̍p tsiânn kú tsiah ū huat-tōo thiàu ua-lú-tsuh thiàu kah tsiah-ní suí. </text:span><text:span text:style-name="T17">【華爾茲 </text:span><text:span text:style-name="T11">ua-lú-tsuh </text:span><text:span text:style-name="T17">】</text:span></text:p>
      <text:p text:style-name="Text_20_body"/>
      <text:p text:style-name="P2"><text:span text:style-name="T12">下晡的門口埕，</text:span><text:span text:style-name="T2">la-jí-ooh</text:span><text:span text:style-name="T12">傳來</text:span><text:span text:style-name="T2">ua-lú-tsuh</text:span><text:span text:style-name="T12">的歌。</text:span></text:p>
      <text:p text:style-name="P2"><text:span text:style-name="T11">Ē-poo ê mn̂g-kháu-tiânn, la-jí-ooh thuân-lâi ua-lú-tsuh ê kua. </text:span><text:span text:style-name="T17">【華爾茲 </text:span><text:span text:style-name="T11">ua-lú-tsuh </text:span><text:span text:style-name="T17">】</text:span></text:p>
      <text:p text:style-name="Text_20_body"/>
      <text:p text:style-name="P2"><text:span text:style-name="T12">這</text:span><text:span text:style-name="T2">ua-sá-bih</text:span><text:span text:style-name="T12">哪會遐爾薟啦？薟甲會擤鼻。</text:span></text:p>
      <text:p text:style-name="P2"><text:span text:style-name="T11">Tse ua-sá-bih ná-ē hiah-nī hiam--lah? Hiam kah ē sǹg-phī. </text:span><text:span text:style-name="T17">【芥末 </text:span><text:span text:style-name="T11">ua-sá-bih </text:span><text:span text:style-name="T17">】</text:span></text:p>
      <text:p text:style-name="Text_20_body"/>
      <text:p text:style-name="P2"><text:span text:style-name="T12">這</text:span><text:span text:style-name="T2">ua-sá-bih</text:span><text:span text:style-name="T12">足薟的，會擤鼻喔。</text:span></text:p>
      <text:p text:style-name="P2"><text:span text:style-name="T11">Tse ua-sá-bih tsiok hiam--ê, ē sǹg-phī--oo. </text:span><text:span text:style-name="T17">【山葵醬 </text:span><text:span text:style-name="T11">ua-sá-bih </text:span><text:span text:style-name="T17">】</text:span></text:p>
      <text:p text:style-name="Text_20_body"/>
      <text:p text:style-name="P2"><text:span text:style-name="T12">穿</text:span><text:span text:style-name="T2">ua̋i-siat-tsuh</text:span><text:span text:style-name="T12">看起來較有精神。</text:span></text:p>
      <text:p text:style-name="P2"><text:span text:style-name="T11">Tshīng ua̋i-siat-tsuh khuànn--khí-lâi khah ū tsing-sîn. </text:span><text:span text:style-name="T17">【白襯衫 </text:span><text:span text:style-name="T11">ua̋i-siat-tsuh </text:span><text:span text:style-name="T17">】</text:span></text:p>
      <text:p text:style-name="Text_20_body"/>
      <text:p text:style-name="P2"><text:span text:style-name="T12">你穿</text:span><text:span text:style-name="T2">ua̋i-siá-tsuh</text:span><text:span text:style-name="T12">看起來較有精神款。</text:span></text:p>
      <text:p text:style-name="P2"><text:span text:style-name="T11">Lí tshīng ua̋i-siá-tsuh khuànn--khí-lâi khah ū tsing-sîn khuán. </text:span><text:span text:style-name="T17">【白襯衫 </text:span><text:span text:style-name="T11">ua̋i-siá-tsuh </text:span><text:span text:style-name="T17">】</text:span></text:p>
      <text:p text:style-name="Text_20_body"/>
      <text:p text:style-name="P2"><text:span text:style-name="T12">這馬</text:span><text:span text:style-name="T2">ùn-tsiàng</text:span><text:span text:style-name="T12">趁錢是愈來愈辛苦。</text:span></text:p>
      <text:p text:style-name="P2"><text:span text:style-name="T11">Tsit-má ùn-tsiàng thàn-tsînn sī jú lâi jú sin-khóo. </text:span><text:span text:style-name="T17">【運將 </text:span><text:span text:style-name="T11">ùn-tsiàng </text:span><text:span text:style-name="T17">】</text:span></text:p>
      <text:p text:style-name="Text_20_body"/>
      <text:p text:style-name="P2"><text:span text:style-name="T12">做</text:span><text:span text:style-name="T2">ùn-tsiàng</text:span><text:span text:style-name="T12">是愈來愈歹趁錢。</text:span></text:p>
      <text:p text:style-name="P2"><text:span text:style-name="T11">Tsò ùn-tsiàng sī jú lâi jú pháinn thàn-tsînn. </text:span><text:span text:style-name="T17">【司機 </text:span><text:span text:style-name="T11">ùn-tsiàng </text:span><text:span text:style-name="T17">】</text:span></text:p>
      <text:p text:style-name="Text_20_body"/>
      <text:p text:style-name="P2"><text:span text:style-name="T12">這間飯店的</text:span><text:span text:style-name="T2">nè-tsiàng</text:span><text:span text:style-name="T12">攏足有禮貌的。</text:span></text:p>
      <text:p text:style-name="P2"><text:span text:style-name="T11">Tsit king pn̄g-tiàm ê nè-tsiàng lóng tsiok ū lé-māu--ê. </text:span><text:span text:style-name="T17">【飯店或旅館的女服務員、女中 </text:span><text:span text:style-name="T11">nè-tsiàng </text:span><text:span text:style-name="T17">】</text:span></text:p>
      <text:p text:style-name="Text_20_body"/>
      <text:p text:style-name="P2"><text:span text:style-name="T2">Tshia̋n-pá-lah</text:span><text:span text:style-name="T12">是阮阿公較早上愛看的戲。</text:span></text:p>
      <text:p text:style-name="P2"><text:span text:style-name="T11">Tshia̋n-pá-lah sī gún a-kong khah-tsá siāng ài khuànn ê hì. </text:span><text:span text:style-name="T17">【日本古裝武打戲 </text:span><text:span text:style-name="T11">tshia̋n-pá-lah </text:span><text:span text:style-name="T17">】</text:span></text:p>
      <text:p text:style-name="P14"><text:soft-page-break/><text:span text:style-name="T20">你若欲顧胃腸，予胃腸較好咧，愛會記得逐工食</text:span><text:span text:style-name="T21">ua-khá-móo-tooh</text:span><text:span text:style-name="T20">。</text:span></text:p>
      <text:p text:style-name="P2"><text:span text:style-name="T11">Lí nā beh kòo uī-tn̂g, hōo uī-tn̂g khah hó--leh, ài ē-kì-tsit ta̍k-kang tsia̍h ua-khá-móo-tooh. </text:span><text:span text:style-name="T17">【若元錠健胃整腸藥 </text:span><text:span text:style-name="T11">ua-khá-móo-tooh </text:span><text:span text:style-name="T17">】</text:span></text:p>
      <text:p text:style-name="Text_20_body"/>
      <text:p text:style-name="P2"><text:span text:style-name="T12">有的衫伊的布料是</text:span><text:span text:style-name="T2">the-thóo-lóng</text:span><text:span text:style-name="T12">。</text:span></text:p>
      <text:p text:style-name="P2"><text:span text:style-name="T11">Ū ê sann i ê pòo-liāu sī the-thóo-lóng. </text:span><text:span text:style-name="T17">【特多龍 </text:span><text:span text:style-name="T11">the-thóo-lóng </text:span><text:span text:style-name="T17">】</text:span></text:p>
      <text:p text:style-name="Text_20_body"/>
      <text:p text:style-name="P2"><text:span text:style-name="T12">這親情來，咱來去買</text:span><text:span text:style-name="T2">a̋ng-khóo-í-mooh</text:span><text:span text:style-name="T12">予伊做</text:span><text:span text:style-name="T2">oo-mí-á-gè</text:span><text:span text:style-name="T12">紮轉去。</text:span></text:p>
      <text:p text:style-name="P11"><text:span text:style-name="T11">Tse tshin-tsiânn lâi, lán lâi-khì bé a̋ng-khóo-í-mooh hōo i tsò oo-mí-á-gè tsah--tńg-khì. </text:span><text:span text:style-name="T17">【特產 </text:span><text:span text:style-name="T11">oo-mí-á-gè </text:span><text:span text:style-name="T17">】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apple-system" svg:font-family="apple-system, BlinkMacSystemFont, 'Segoe UI', Helvetica, Arial, sans-serif, 'Apple Color Emoji', 'Segoe UI Emoji', 'Segoe UI Symbol'"/>
    <style:font-face style:name="basicLatin" svg:font-family="basicLatin, MOEDICT, FiraSansOT, sans-serif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5pt" fo:letter-spacing="normal" officeooo:paragraph-rsid="00014e12" style:font-size-asian="15pt" style:font-size-complex="15pt"/>
    </style:style>
    <style:style style:name="MT1" style:family="text">
      <style:text-properties fo:font-size="8pt" style:font-name-asian="WenQuanYi Micro Hei" style:font-size-asian="8pt" style:font-style-asian="normal" style:font-weight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日語外來詞 – </text:span><text:span text:style-name="MT1"><text:page-number text:select-page="current">2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5:27.112637621</meta:creation-date>
    <dc:date>2018-10-11T17:54:40.326202855</dc:date>
    <meta:editing-duration>PT28M43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6" meta:paragraph-count="469" meta:word-count="7998" meta:character-count="26314" meta:non-whitespace-character-count="23306"/>
  </office:meta>
</office:document-meta>
</file>